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,1" svg:font-family="'Times,'" style:font-family-generic="roman"/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," svg:font-family="'Times,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adrão_5f_1">
      <style:graphic-properties svg:stroke-color="#ffffff" draw:fill-color="#bbe33d" draw:textarea-horizontal-align="justify" draw:textarea-vertical-align="middle" draw:auto-grow-height="false" fo:min-height="2.15cm" fo:min-width="3.5cm"/>
      <style:paragraph-properties style:writing-mode="lr-tb"/>
    </style:style>
    <style:style style:name="gr2" style:family="graphic" style:parent-style-name="Padrão_5f_1">
      <style:graphic-properties draw:stroke="none" draw:fill="none" fo:min-height="1.117cm"/>
      <style:paragraph-properties style:writing-mode="lr-tb"/>
    </style:style>
    <style:style style:name="gr3" style:family="graphic" style:parent-style-name="Padrão_5f_1">
      <style:graphic-properties draw:stroke="none" draw:fill="none" fo:min-height="1.119cm"/>
      <style:paragraph-properties style:writing-mode="lr-tb"/>
    </style:style>
    <style:style style:name="gr4" style:family="graphic" style:parent-style-name="Padrão_5f_1">
      <style:graphic-properties svg:stroke-color="#ffffff" draw:fill-color="#e8f2a1" draw:textarea-horizontal-align="justify" draw:textarea-vertical-align="middle" draw:auto-grow-height="false" fo:min-height="2.15cm" fo:min-width="3.9cm"/>
      <style:paragraph-properties style:writing-mode="lr-tb"/>
    </style:style>
    <style:style style:name="gr5" style:family="graphic" style:parent-style-name="Padrão_5f_1">
      <style:graphic-properties svg:stroke-color="#ffffff" draw:fill-color="#ffffd7" draw:textarea-horizontal-align="justify" draw:textarea-vertical-align="middle" draw:auto-grow-height="false" fo:min-height="0.35cm" fo:min-width="1.9cm"/>
      <style:paragraph-properties style:writing-mode="lr-tb"/>
    </style:style>
    <style:style style:name="gr6" style:family="graphic" style:parent-style-name="Padrão_5f_1">
      <style:graphic-properties draw:stroke="none" svg:stroke-color="#3465a4" draw:fill="none" draw:fill-color="#729fcf" fo:min-height="0.788cm"/>
      <style:paragraph-properties style:writing-mode="lr-tb"/>
    </style:style>
    <style:style style:name="gr7" style:family="graphic" style:parent-style-name="Padrão_5f_1">
      <style:graphic-properties draw:stroke="none" svg:stroke-color="#3465a4" draw:fill="none" draw:fill-color="#729fcf" fo:min-height="0.79cm"/>
      <style:paragraph-properties style:writing-mode="lr-tb"/>
    </style:style>
    <style:style style:name="gr8" style:family="graphic" style:parent-style-name="standard">
      <style:graphic-properties draw:stroke="none" draw:fill="none" fo:min-height="1.059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Padrão_5f_1">
      <style:graphic-properties svg:stroke-color="#ffffff" draw:fill-color="#bbe33d" draw:textarea-horizontal-align="justify" draw:textarea-vertical-align="middle" draw:auto-grow-height="false" fo:min-height="1.25cm" fo:min-width="1.7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svg:stroke-color="#000000" draw:marker-end="Arrow" draw:textarea-vertical-align="middle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draw:fill="none" fo:min-height="0.75cm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draw:fill="none" fo:min-height="3.156cm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draw:fill="none" fo:min-height="1.423cm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 style:writing-mode="lr-tb"/>
      <style:text-properties fo:font-size="13pt" style:font-size-asian="13pt" style:font-size-complex="13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3pt" style:font-size-complex="13pt"/>
    </style:style>
    <style:style style:name="P4" style:family="paragraph">
      <loext:graphic-properties draw:fill-color="#bbe33d"/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="none"/>
      <style:paragraph-properties style:writing-mode="lr-tb"/>
      <style:text-properties style:font-name="Times,1" fo:font-size="30pt" style:font-size-asian="30pt" style:font-size-complex="30pt"/>
    </style:style>
    <style:style style:name="P6" style:family="paragraph">
      <style:paragraph-properties fo:text-align="start" style:writing-mode="lr-tb"/>
      <style:text-properties fo:font-size="15pt" style:font-size-asian="15pt" style:font-size-complex="15pt"/>
    </style:style>
    <style:style style:name="P7" style:family="paragraph">
      <loext:graphic-properties draw:fill-color="#bbe33d"/>
      <style:paragraph-properties fo:text-align="start" style:writing-mode="lr-tb"/>
      <style:text-properties fo:font-size="15pt" style:font-size-asian="15pt" style:font-size-complex="15pt"/>
    </style:style>
    <style:style style:name="P8" style:family="paragraph">
      <loext:graphic-properties draw:fill-color="#e8f2a1"/>
      <style:paragraph-properties fo:text-align="center" style:writing-mode="lr-tb"/>
      <style:text-properties fo:font-size="15pt" style:font-size-asian="15pt" style:font-size-complex="15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d7"/>
      <style:paragraph-properties fo:text-align="center" style:writing-mode="lr-tb"/>
    </style:style>
    <style:style style:name="P11" style:family="paragraph">
      <loext:graphic-properties draw:fill="none" draw:fill-color="#729fcf"/>
      <style:paragraph-properties style:writing-mode="lr-tb"/>
      <style:text-properties fo:font-size="20pt" style:font-size-asian="20pt" style:font-size-complex="20pt"/>
    </style:style>
    <style:style style:name="P12" style:family="paragraph">
      <loext:graphic-properties draw:fill="none" draw:fill-color="#729fcf"/>
      <style:paragraph-properties style:writing-mode="lr-tb"/>
      <style:text-properties fo:font-size="20pt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  <style:text-properties fo:color="#000000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text-align="start"/>
    </style:style>
    <style:style style:name="P17" style:family="paragraph">
      <style:paragraph-properties fo:text-align="start" style:writing-mode="lr-tb"/>
      <style:text-properties fo:font-size="25pt" style:font-size-asian="25pt" style:font-size-complex="25pt"/>
    </style:style>
    <style:style style:name="P18" style:family="paragraph">
      <style:paragraph-properties fo:margin-left="0cm" fo:margin-right="0cm" fo:margin-top="0cm" fo:margin-bottom="0.564cm" fo:line-height="100%" fo:text-align="start" fo:text-indent="0cm" style:punctuation-wrap="hanging" style:writing-mode="lr-tb"/>
      <style:text-properties fo:font-size="15pt" style:font-size-asian="15pt" style:font-size-complex="15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 fo:hyphenate="false"/>
    </style:style>
    <style:style style:name="P20" style:family="paragraph">
      <loext:graphic-properties draw:fill="none"/>
      <style:paragraph-properties fo:margin-left="0cm" fo:margin-right="0cm" fo:margin-top="0cm" fo:margin-bottom="0.564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21" style:family="paragraph">
      <style:paragraph-properties fo:text-align="center" style:writing-mode="lr-tb"/>
      <style:text-properties fo:font-size="25pt" style:font-size-asian="25pt" style:font-size-complex="25pt"/>
    </style:style>
    <style:style style:name="P22" style:family="paragraph">
      <loext:graphic-properties draw:fill-color="#bbe33d"/>
      <style:paragraph-properties fo:text-align="center" style:writing-mode="lr-tb"/>
      <style:text-properties fo:font-size="25pt" style:font-size-asian="25pt" style:font-size-complex="25pt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none" draw:fill-color="#729fcf"/>
      <style:paragraph-properties style:writing-mode="lr-tb"/>
      <style:text-properties fo:color="#111111" fo:font-size="20pt"/>
    </style:style>
    <style:style style:name="P25" style:family="paragraph">
      <loext:graphic-properties draw:fill="none" draw:fill-color="#729fcf"/>
      <style:paragraph-properties style:writing-mode="lr-tb"/>
      <style:text-properties fo:color="#000000" fo:font-size="20pt"/>
    </style:style>
    <style:style style:name="P26" style:family="paragraph">
      <loext:graphic-properties draw:fill="none" draw:fill-color="#729fcf"/>
      <style:paragraph-properties style:writing-mode="lr-tb"/>
      <style:text-properties fo:color="#ff0000" fo:font-size="20pt"/>
    </style:style>
    <style:style style:name="P27" style:family="paragraph">
      <style:paragraph-properties fo:text-align="center"/>
    </style:style>
    <style:style style:name="P28" style:family="paragraph">
      <style:text-properties fo:color="#000000"/>
    </style:style>
    <style:style style:name="P29" style:family="paragraph">
      <style:paragraph-properties fo:margin-left="0cm" fo:margin-right="0cm" fo:margin-top="0cm" fo:margin-bottom="0.564cm" fo:line-height="100%" fo:text-align="start" fo:text-indent="0cm" style:punctuation-wrap="hanging" style:writing-mode="lr-tb"/>
      <style:text-properties fo:font-size="15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fo:hyphenate="false"/>
    </style:style>
    <style:style style:name="P31" style:family="paragraph">
      <loext:graphic-properties draw:fill="none"/>
      <style:paragraph-properties fo:margin-left="0cm" fo:margin-right="0cm" fo:margin-top="0cm" fo:margin-bottom="0.564cm" fo:line-height="100%" fo:text-align="start" fo:text-indent="0cm" style:punctuation-wrap="hanging" style:writing-mode="lr-tb" style:font-independent-line-spacing="true"/>
      <style:text-properties fo:font-size="15pt" fo:hyphenate="false"/>
    </style:style>
    <style:style style:name="P32" style:family="paragraph">
      <style:text-properties fo:color="#ff0000"/>
    </style:style>
    <style:style style:name="P33" style:family="paragraph">
      <loext:graphic-properties draw:fill="none"/>
      <style:text-properties fo:color="#ff0000"/>
    </style:style>
    <style:style style:name="P34" style:family="paragraph">
      <loext:graphic-properties draw:fill="none"/>
    </style:style>
    <style:style style:name="P35" style:family="paragraph">
      <loext:graphic-properties draw:fill="solid"/>
      <style:paragraph-properties fo:text-align="center"/>
      <style:text-properties fo:color="#000000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,1" fo:font-size="30pt" fo:letter-spacing="normal" fo:language="pt" fo:country="BR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style:font-size-asian="15pt" style:font-size-complex="15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15pt" fo:letter-spacing="normal" fo:language="pt" fo:country="BR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onsolas1" fo:font-size="15pt" fo:letter-spacing="normal" fo:language="pt" fo:country="BR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1" fo:font-size="15pt" fo:letter-spacing="normal" fo:language="pt" fo:country="BR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color="#111111" fo:font-size="20pt" style:font-size-asian="15pt" style:font-size-complex="15pt"/>
    </style:style>
    <style:style style:name="T11" style:family="text">
      <style:text-properties fo:color="#000000" fo:font-size="20pt" style:font-size-asian="15pt" style:font-size-complex="15pt"/>
    </style:style>
    <style:style style:name="T12" style:family="text">
      <style:text-properties fo:color="#ff0000" fo:font-size="20pt" style:font-size-asian="15pt" style:font-size-complex="15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1" fo:letter-spacing="normal" fo:language="pt" fo:country="BR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onsolas1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c00000" style:text-line-through-style="none" style:text-line-through-type="none" style:text-position="0% 100%" style:font-name="Consolas1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1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color="#ff0000"/>
    </style:style>
    <style:style style:name="T18" style:family="text">
      <style:text-properties fo:color="#ff0000" fo:font-size="80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xercício 13 – 0.Criar fila</text:p>
          </draw:text-box>
        </draw:frame>
        <draw:custom-shape draw:style-name="gr1" draw:text-style-name="P4" draw:layer="layout" svg:width="4cm" svg:height="2.4cm" svg:x="8.8cm" svg:y="6.1cm">
          <text:p text:style-name="P2"><text:span text:style-name="T1">Int tamanho;</text:span></text:p>
          <text:p text:style-name="P2"><text:span text:style-name="T1">noh* inicio = null;</text:span></text:p>
          <text:p text:style-name="P3"><text:span text:style-name="T1">noh* fim = null;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8cm" svg:height="1.367cm" svg:x="8.6cm" svg:y="4.733cm">
          <draw:text-box>
            <text:p><text:span text:style-name="T2">Class fila:</text:span></text:p>
          </draw:text-box>
        </draw:frame>
        <draw:custom-shape draw:style-name="gr1" draw:text-style-name="P7" draw:layer="layout" svg:width="4cm" svg:height="2.4cm" svg:x="14.8cm" svg:y="6.1cm">
          <text:p text:style-name="P6"><text:span text:style-name="T3">Int dado</text:span></text:p>
          <text:p text:style-name="P6"><text:span text:style-name="T3">noh* próxim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5cm" svg:height="1.369cm" svg:x="14.4cm" svg:y="4.7cm">
          <draw:text-box>
            <text:p><text:span text:style-name="T2">Class noh:</text:span></text:p>
          </draw:text-box>
        </draw:frame>
        <draw:custom-shape draw:style-name="gr4" draw:text-style-name="P8" draw:layer="layout" svg:width="4.4cm" svg:height="2.4cm" svg:x="8.43cm" svg:y="10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10.23cm" svg:y="10.76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8.43cm" svg:y="11.122cm">
          <draw:text-box>
            <text:p><text:span text:style-name="T4">FILA</text:span></text:p>
          </draw:text-box>
        </draw:frame>
        <draw:frame draw:style-name="gr7" draw:text-style-name="P12" draw:layer="layout" svg:width="4.8cm" svg:height="1.04cm" svg:x="8.3cm" svg:y="13.16cm">
          <draw:text-box>
            <text:p><text:span text:style-name="T5">Tamanho = 0</text:span></text:p>
          </draw:text-box>
        </draw:frame>
        <draw:custom-shape draw:style-name="gr5" draw:text-style-name="P10" draw:layer="layout" svg:width="2.4cm" svg:height="0.6cm" svg:x="10.23cm" svg:y="11.86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3.4cm" svg:height="1.309cm" svg:x="15.13cm" svg:y="11.16cm">
          <draw:text-box>
            <text:p><text:span text:style-name="T2">NULL</text:span></text:p>
          </draw:text-box>
        </draw:frame>
        <draw:line draw:style-name="gr9" draw:text-style-name="P13" draw:layer="layout" svg:x1="12.63cm" svg:y1="11.16cm" svg:x2="15.43cm" svg:y2="11.56cm">
          <text:p/>
        </draw:line>
        <draw:line draw:style-name="gr9" draw:text-style-name="P14" draw:layer="layout" svg:x1="12.63cm" svg:y1="12.16cm" svg:x2="15.43cm" svg:y2="11.76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1. Enfileirar elementos 9,11,2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3.4cm" svg:height="1.309cm" svg:x="8cm" svg:y="11.2cm">
          <draw:text-box>
            <text:p><text:span text:style-name="T2">NULL</text:span></text:p>
          </draw:text-box>
        </draw:frame>
        <draw:line draw:style-name="gr9" draw:text-style-name="P13" draw:layer="layout" svg:x1="5.5cm" svg:y1="11.2cm" svg:x2="8.3cm" svg:y2="11.6cm">
          <text:p/>
        </draw:line>
        <draw:line draw:style-name="gr9" draw:text-style-name="P14" draw:layer="layout" svg:x1="5.5cm" svg:y1="12.2cm" svg:x2="8.3cm" svg:y2="11.8cm">
          <text:p/>
        </draw:line>
        <draw:custom-shape draw:name="CaixaDeTexto 16" draw:style-name="gr11" draw:text-style-name="P20" draw:layer="layout" svg:width="8.279cm" svg:height="5.887cm" svg:x="19.021cm" svg:y="1.385cm">
          <text:p text:style-name="P18"><text:span text:style-name="T7">enqueue(valor):</text:span></text:p>
          <text:p text:style-name="P19"><text:span text:style-name="T8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9">fim ← novo;</text:span><text:span text:style-name="T9"><text:line-break/></text:span><text:span text:style-name="T9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6.6cm" svg:y="4.7cm">
          <text:p text:style-name="P21"><text:span text:style-name="T6">9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0.4cm" svg:y="4.891cm">
          <draw:text-box>
            <text:p><text:span text:style-name="T2">NULL</text:span></text:p>
          </draw:text-box>
        </draw:frame>
        <draw:line draw:style-name="gr13" draw:text-style-name="P23" draw:layer="layout" svg:x1="8.8cm" svg:y1="5.4cm" svg:x2="10.6cm" svg:y2="5.4cm">
          <text:p/>
        </draw:line>
        <draw:frame draw:style-name="gr7" draw:text-style-name="P24" draw:layer="layout" svg:width="4.8cm" svg:height="1.04cm" svg:x="19.2cm" svg:y="7.27cm">
          <draw:text-box>
            <text:p><text:span text:style-name="T10">Tamanho = 0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1. Enfileirar elementos 9,11,2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3.4cm" svg:height="1.309cm" svg:x="8.8cm" svg:y="11.8cm">
          <draw:text-box>
            <text:p><text:span text:style-name="T2">NULL</text:span></text:p>
          </draw:text-box>
        </draw:frame>
        <draw:line draw:style-name="gr9" draw:text-style-name="P13" draw:layer="layout" svg:x1="5.5cm" svg:y1="11.2cm" svg:x2="7.6cm" svg:y2="10cm">
          <text:p/>
        </draw:line>
        <draw:line draw:style-name="gr9" draw:text-style-name="P14" draw:layer="layout" svg:x1="5.5cm" svg:y1="12.2cm" svg:x2="9cm" svg:y2="12.4cm">
          <text:p/>
        </draw:line>
        <draw:custom-shape draw:name="CaixaDeTexto 16_0" draw:style-name="gr14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8">se filaVazia()</text:span><text:span text:style-name="T8"><text:line-break/></text:span><text:span text:style-name="T8">  inicio ← novo;</text:span><text:span text:style-name="T9">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9">fim ← novo;</text:span><text:span text:style-name="T9"><text:line-break/></text:span><text:span text:style-name="T9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9.2cm">
          <text:p text:style-name="P21"><text:span text:style-name="T6">9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.4cm" svg:y="9.391cm">
          <draw:text-box>
            <text:p><text:span text:style-name="T2">NULL</text:span></text:p>
          </draw:text-box>
        </draw:frame>
        <draw:line draw:style-name="gr13" draw:text-style-name="P23" draw:layer="layout" svg:x1="9.8cm" svg:y1="9.9cm" svg:x2="11.6cm" svg:y2="9.9cm">
          <text:p/>
        </draw:line>
        <draw:frame draw:style-name="gr7" draw:text-style-name="P25" draw:layer="layout" svg:width="4.8cm" svg:height="1.04cm" svg:x="19.2cm" svg:y="7.27cm">
          <draw:text-box>
            <text:p><text:span text:style-name="T11">Tamanho = 0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1. Enfileirar elementos 9,11,2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3" draw:layer="layout" svg:x1="5.5cm" svg:y1="11.2cm" svg:x2="7.6cm" svg:y2="11.4cm">
          <text:p/>
        </draw:line>
        <draw:custom-shape draw:name="CaixaDeTexto 16_1" draw:style-name="gr15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8">fim ← novo;</text:span><text:span text:style-name="T9"><text:line-break/></text:span><text:span text:style-name="T9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9cm">
          <text:p text:style-name="P21"><text:span text:style-name="T6">9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.4cm" svg:y="11.091cm">
          <draw:text-box>
            <text:p><text:span text:style-name="T2">NULL</text:span></text:p>
          </draw:text-box>
        </draw:frame>
        <draw:line draw:style-name="gr13" draw:text-style-name="P23" draw:layer="layout" svg:x1="9.8cm" svg:y1="11.6cm" svg:x2="11.6cm" svg:y2="11.6cm">
          <text:p/>
        </draw:line>
        <draw:line draw:style-name="gr13" draw:text-style-name="P23" draw:layer="layout" svg:x1="5.5cm" svg:y1="12.2cm" svg:x2="7.6cm" svg:y2="12cm">
          <text:p/>
        </draw:line>
        <draw:frame draw:style-name="gr7" draw:text-style-name="P25" draw:layer="layout" svg:width="4.8cm" svg:height="1.04cm" svg:x="19.2cm" svg:y="7.27cm">
          <draw:text-box>
            <text:p><text:span text:style-name="T11">Tamanho = 0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1. Enfileirar elementos 9,11,2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6" draw:layer="layout" svg:width="4.8cm" svg:height="1.04cm" svg:x="19.2cm" svg:y="7.27cm">
          <draw:text-box>
            <text:p><text:span text:style-name="T12">Tamanho = 1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3" draw:layer="layout" svg:x1="5.5cm" svg:y1="11.2cm" svg:x2="7.6cm" svg:y2="11.4cm">
          <text:p/>
        </draw:line>
        <draw:custom-shape draw:name="CaixaDeTexto 16_2" draw:style-name="gr16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9">fim ← novo;</text:span><text:span text:style-name="T9"><text:line-break/></text:span><text:span text:style-name="T8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9cm">
          <text:p text:style-name="P21"><text:span text:style-name="T6">9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.4cm" svg:y="11.091cm">
          <draw:text-box>
            <text:p><text:span text:style-name="T2">NULL</text:span></text:p>
          </draw:text-box>
        </draw:frame>
        <draw:line draw:style-name="gr13" draw:text-style-name="P23" draw:layer="layout" svg:x1="9.8cm" svg:y1="11.6cm" svg:x2="11.6cm" svg:y2="11.6cm">
          <text:p/>
        </draw:line>
        <draw:line draw:style-name="gr13" draw:text-style-name="P23" draw:layer="layout" svg:x1="5.5cm" svg:y1="12.2cm" svg:x2="7.6cm" svg:y2="12cm">
          <text:p/>
        </draw:lin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1. Enfileirar elementos 9,11,2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><text:span text:style-name="T11">Tamanho = 1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3" draw:layer="layout" svg:x1="5.5cm" svg:y1="11.2cm" svg:x2="7.6cm" svg:y2="11.4cm">
          <text:p/>
        </draw:line>
        <draw:custom-shape draw:name="CaixaDeTexto 16_3" draw:style-name="gr17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8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9">fim ← novo;</text:span><text:span text:style-name="T9"><text:line-break/></text:span><text:span text:style-name="T9">tamanho++;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9cm">
          <text:p text:style-name="P21"><text:span text:style-name="T6">9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.4cm" svg:y="11.091cm">
          <draw:text-box>
            <text:p><text:span text:style-name="T2">NULL</text:span></text:p>
          </draw:text-box>
        </draw:frame>
        <draw:line draw:style-name="gr13" draw:text-style-name="P23" draw:layer="layout" svg:x1="9.8cm" svg:y1="11.6cm" svg:x2="11.6cm" svg:y2="11.6cm">
          <text:p/>
        </draw:line>
        <draw:line draw:style-name="gr13" draw:text-style-name="P23" draw:layer="layout" svg:x1="5.5cm" svg:y1="12.2cm" svg:x2="7.6cm" svg:y2="12cm">
          <text:p/>
        </draw:line>
        <draw:custom-shape draw:style-name="gr12" draw:text-style-name="P22" draw:layer="layout" svg:width="2.2cm" svg:height="1.5cm" svg:x="7.6cm" svg:y="5.2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.4cm" svg:y="5.4cm">
          <draw:text-box>
            <text:p><text:span text:style-name="T2">NULL</text:span></text:p>
          </draw:text-box>
        </draw:frame>
        <draw:line draw:style-name="gr13" draw:text-style-name="P23" draw:layer="layout" svg:x1="9.8cm" svg:y1="5.909cm" svg:x2="11.6cm" svg:y2="5.909cm">
          <text:p/>
        </draw:lin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1. Enfileirar elementos 9,11,2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><text:span text:style-name="T11">Tamanho = 1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3" draw:layer="layout" svg:x1="5.5cm" svg:y1="11.2cm" svg:x2="7.6cm" svg:y2="11.4cm">
          <text:p/>
        </draw:line>
        <draw:custom-shape draw:name="CaixaDeTexto 16_4" draw:style-name="gr18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8">senão</text:span><text:span text:style-name="T8"><text:line-break/></text:span><text:span text:style-name="T8">  fim.proximo ← novo;</text:span><text:span text:style-name="T9"><text:line-break/></text:span><text:span text:style-name="T9">fim ← novo;</text:span><text:span text:style-name="T9"><text:line-break/></text:span><text:span text:style-name="T9">tamanho++;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9cm">
          <text:p text:style-name="P21"><text:span text:style-name="T6">9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.6cm" svg:x2="11.6cm" svg:y2="11.6cm">
          <text:p/>
        </draw:line>
        <draw:line draw:style-name="gr13" draw:text-style-name="P23" draw:layer="layout" svg:x1="5.5cm" svg:y1="12.2cm" svg:x2="7.6cm" svg:y2="12cm">
          <text:p/>
        </draw:line>
        <draw:custom-shape draw:style-name="gr12" draw:text-style-name="P22" draw:layer="layout" svg:width="2.2cm" svg:height="1.5cm" svg:x="11.6cm" svg:y="10.8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5.4cm" svg:y="11cm">
          <draw:text-box>
            <text:p><text:span text:style-name="T2">NULL</text:span></text:p>
          </draw:text-box>
        </draw:frame>
        <draw:line draw:style-name="gr13" draw:text-style-name="P23" draw:layer="layout" svg:x1="13.8cm" svg:y1="11.509cm" svg:x2="15.6cm" svg:y2="11.509cm">
          <text:p/>
        </draw:lin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1. Enfileirar elementos 9,11,2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6" draw:layer="layout" svg:width="4.8cm" svg:height="1.04cm" svg:x="19.2cm" svg:y="7.27cm">
          <draw:text-box>
            <text:p><text:span text:style-name="T11">Tamanho = 1</text:span></text:p>
          </draw:text-box>
        </draw:frame>
        <draw:custom-shape draw:style-name="gr5" draw:text-style-name="P10" xml:id="id1" draw:id="id1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6_5" draw:style-name="gr19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8">fim ← novo;</text:span><text:span text:style-name="T9"><text:line-break/></text:span><text:span text:style-name="T9">tamanho++;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3cm">
          <text:p text:style-name="P21"><text:span text:style-name="T6">9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xml:id="id2" draw:id="id2" draw:layer="layout" svg:width="2.2cm" svg:height="1.5cm" svg:x="11.6cm" svg:y="10.2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5.4cm" svg:y="10.4cm">
          <draw:text-box>
            <text:p><text:span text:style-name="T2">NULL</text:span></text:p>
          </draw:text-box>
        </draw:fram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2.7cm" svg:y2="11.7cm" draw:start-shape="id1" draw:start-glue-point="1" draw:end-shape="id2" draw:end-glue-point="2" svg:d="M5500 12200h3050v1h4150v-501" svg:viewBox="0 0 7201 502">
          <text:p/>
        </draw:connector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1. Enfileirar elementos 9,11,2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6" draw:layer="layout" svg:width="4.8cm" svg:height="1.04cm" svg:x="19.2cm" svg:y="7.27cm">
          <draw:text-box>
            <text:p><text:span text:style-name="T12">Tamanho = 2</text:span></text:p>
          </draw:text-box>
        </draw:frame>
        <draw:custom-shape draw:style-name="gr5" draw:text-style-name="P10" xml:id="id3" draw:id="id3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6_6" draw:style-name="gr21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9">fim ← novo;</text:span><text:span text:style-name="T9"><text:line-break/></text:span><text:span text:style-name="T8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3cm">
          <text:p text:style-name="P21"><text:span text:style-name="T6">9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xml:id="id4" draw:id="id4" draw:layer="layout" svg:width="2.2cm" svg:height="1.5cm" svg:x="11.6cm" svg:y="10.2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5.4cm" svg:y="10.4cm">
          <draw:text-box>
            <text:p><text:span text:style-name="T2">NULL</text:span></text:p>
          </draw:text-box>
        </draw:fram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2.7cm" svg:y2="11.7cm" draw:start-shape="id3" draw:start-glue-point="1" draw:end-shape="id4" draw:end-glue-point="2" svg:d="M5500 12200h3050v1h4150v-501" svg:viewBox="0 0 7201 502">
          <text:p/>
        </draw:connector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1. Enfileirar elementos 9,11,2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><text:span text:style-name="T11">Tamanho = 2</text:span></text:p>
          </draw:text-box>
        </draw:frame>
        <draw:custom-shape draw:style-name="gr5" draw:text-style-name="P10" xml:id="id5" draw:id="id5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6_7" draw:style-name="gr22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8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9">fim ← novo;</text:span><text:span text:style-name="T9"><text:line-break/></text:span><text:span text:style-name="T9">tamanho++;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3cm">
          <text:p text:style-name="P21"><text:span text:style-name="T6">9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xml:id="id6" draw:id="id6" draw:layer="layout" svg:width="2.2cm" svg:height="1.5cm" svg:x="11.6cm" svg:y="10.2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5.4cm" svg:y="10.4cm">
          <draw:text-box>
            <text:p><text:span text:style-name="T2">NULL</text:span></text:p>
          </draw:text-box>
        </draw:fram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2.7cm" svg:y2="11.7cm" draw:start-shape="id5" draw:start-glue-point="1" draw:end-shape="id6" draw:end-glue-point="2" svg:d="M5500 12200h3050v1h4150v-501" svg:viewBox="0 0 7201 502">
          <text:p/>
        </draw:connector>
        <draw:custom-shape draw:style-name="gr12" draw:text-style-name="P22" draw:layer="layout" svg:width="2.2cm" svg:height="1.5cm" svg:x="7.7cm" svg:y="4.691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.5cm" svg:y="4.891cm">
          <draw:text-box>
            <text:p><text:span text:style-name="T2">NULL</text:span></text:p>
          </draw:text-box>
        </draw:frame>
        <draw:line draw:style-name="gr13" draw:text-style-name="P23" draw:layer="layout" svg:x1="9.9cm" svg:y1="5.4cm" svg:x2="11.7cm" svg:y2="5.4cm">
          <text:p/>
        </draw:lin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1. Enfileirar elementos 9,11,2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><text:span text:style-name="T11">Tamanho = 2</text:span></text:p>
          </draw:text-box>
        </draw:frame>
        <draw:custom-shape draw:style-name="gr5" draw:text-style-name="P10" xml:id="id7" draw:id="id7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6_8" draw:style-name="gr23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8">senão</text:span><text:span text:style-name="T8"><text:line-break/></text:span><text:span text:style-name="T8">  fim.proximo ← novo;</text:span><text:span text:style-name="T9"><text:line-break/></text:span><text:span text:style-name="T9">fim ← novo;</text:span><text:span text:style-name="T9"><text:line-break/></text:span><text:span text:style-name="T9">tamanho++;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3cm">
          <text:p text:style-name="P21"><text:span text:style-name="T6">9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xml:id="id8" draw:id="id8" draw:layer="layout" svg:width="2.2cm" svg:height="1.5cm" svg:x="11.6cm" svg:y="10.2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2.7cm" svg:y2="11.7cm" draw:start-shape="id7" draw:start-glue-point="1" draw:end-shape="id8" draw:end-glue-point="2" svg:d="M5500 12200h3050v1h4150v-501" svg:viewBox="0 0 7201 502">
          <text:p/>
        </draw:connector>
        <draw:custom-shape draw:style-name="gr12" draw:text-style-name="P22" draw:layer="layout" svg:width="2.2cm" svg:height="1.5cm" svg:x="15.6cm" svg:y="10.2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9.4cm" svg:y="10.4cm">
          <draw:text-box>
            <text:p><text:span text:style-name="T2">NULL</text:span></text:p>
          </draw:text-box>
        </draw:frame>
        <draw:line draw:style-name="gr13" draw:text-style-name="P23" draw:layer="layout" svg:x1="17.8cm" svg:y1="10.909cm" svg:x2="19.6cm" svg:y2="10.909cm">
          <text:p/>
        </draw:line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1. Enfileirar elementos 9,11,2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><text:span text:style-name="T11">Tamanho = 2</text:span></text:p>
          </draw:text-box>
        </draw:frame>
        <draw:custom-shape draw:style-name="gr5" draw:text-style-name="P10" xml:id="id9" draw:id="id9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6_9" draw:style-name="gr24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8">fim ← novo;</text:span><text:span text:style-name="T9"><text:line-break/></text:span><text:span text:style-name="T9">tamanho++;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3cm">
          <text:p text:style-name="P21"><text:span text:style-name="T6">9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draw:layer="layout" svg:width="2.2cm" svg:height="1.5cm" svg:x="11.6cm" svg:y="10.2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6.7cm" svg:y2="11.7cm" draw:start-shape="id9" draw:start-glue-point="1" draw:end-shape="id10" draw:end-glue-point="2" svg:d="M5500 12200h5050v1h6150v-501" svg:viewBox="0 0 11201 502">
          <text:p/>
        </draw:connector>
        <draw:custom-shape draw:style-name="gr12" draw:text-style-name="P22" xml:id="id10" draw:id="id10" draw:layer="layout" svg:width="2.2cm" svg:height="1.5cm" svg:x="15.6cm" svg:y="10.2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9.4cm" svg:y="10.4cm">
          <draw:text-box>
            <text:p><text:span text:style-name="T2">NULL</text:span></text:p>
          </draw:text-box>
        </draw:frame>
        <draw:line draw:style-name="gr13" draw:text-style-name="P23" draw:layer="layout" svg:x1="17.8cm" svg:y1="10.909cm" svg:x2="19.6cm" svg:y2="10.909cm">
          <text:p/>
        </draw:line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1. Enfileirar elementos 9,11,2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6" draw:layer="layout" svg:width="4.8cm" svg:height="1.04cm" svg:x="19.2cm" svg:y="7.27cm">
          <draw:text-box>
            <text:p><text:span text:style-name="T12">Tamanho = 3</text:span></text:p>
          </draw:text-box>
        </draw:frame>
        <draw:custom-shape draw:style-name="gr5" draw:text-style-name="P10" xml:id="id11" draw:id="id11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6_10" draw:style-name="gr25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9">fim ← novo;</text:span><text:span text:style-name="T9"><text:line-break/></text:span><text:span text:style-name="T8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3cm">
          <text:p text:style-name="P21"><text:span text:style-name="T6">9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draw:layer="layout" svg:width="2.2cm" svg:height="1.5cm" svg:x="11.6cm" svg:y="10.2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6.7cm" svg:y2="11.7cm" draw:start-shape="id11" draw:start-glue-point="1" draw:end-shape="id12" draw:end-glue-point="2" svg:d="M5500 12200h5050v1h6150v-501" svg:viewBox="0 0 11201 502">
          <text:p/>
        </draw:connector>
        <draw:custom-shape draw:style-name="gr12" draw:text-style-name="P22" xml:id="id12" draw:id="id12" draw:layer="layout" svg:width="2.2cm" svg:height="1.5cm" svg:x="15.6cm" svg:y="10.2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9.4cm" svg:y="10.4cm">
          <draw:text-box>
            <text:p><text:span text:style-name="T2">NULL</text:span></text:p>
          </draw:text-box>
        </draw:frame>
        <draw:line draw:style-name="gr13" draw:text-style-name="P23" draw:layer="layout" svg:x1="17.8cm" svg:y1="10.909cm" svg:x2="19.6cm" svg:y2="10.909cm">
          <text:p/>
        </draw:line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2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3</text:span></text:p>
          </draw:text-box>
        </draw:frame>
        <draw:custom-shape draw:style-name="gr5" draw:text-style-name="P10" xml:id="id13" draw:id="id13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6cm" svg:y="10.3cm">
          <text:p text:style-name="P21"><text:span text:style-name="T6">9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draw:layer="layout" svg:width="2.2cm" svg:height="1.5cm" svg:x="11.6cm" svg:y="10.2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6.7cm" svg:y2="11.7cm" draw:start-shape="id13" draw:start-glue-point="1" draw:end-shape="id14" draw:end-glue-point="2" svg:d="M5500 12200h5050v1h6150v-501" svg:viewBox="0 0 11201 502">
          <text:p/>
        </draw:connector>
        <draw:custom-shape draw:style-name="gr12" draw:text-style-name="P22" xml:id="id14" draw:id="id14" draw:layer="layout" svg:width="2.2cm" svg:height="1.5cm" svg:x="15.6cm" svg:y="10.2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9.4cm" svg:y="10.4cm">
          <draw:text-box>
            <text:p><text:span text:style-name="T2">NULL</text:span></text:p>
          </draw:text-box>
        </draw:frame>
        <draw:line draw:style-name="gr13" draw:text-style-name="P23" draw:layer="layout" svg:x1="17.8cm" svg:y1="10.909cm" svg:x2="19.6cm" svg:y2="10.909cm">
          <text:p/>
        </draw:line>
        <draw:custom-shape draw:name="CaixaDeTexto 20" draw:style-name="gr26" draw:text-style-name="P31" draw:layer="layout" svg:width="9.277cm" svg:height="5.887cm" svg:x="19.223cm" svg:y="1.513cm">
          <text:p text:style-name="P29"><text:span text:style-name="T13">dequeue():</text:span></text:p>
          <text:p text:style-name="P30"><text:span text:style-name="T14">aux ← inicio;</text:span><text:span text:style-name="T15"><text:line-break/></text:span><text:span text:style-name="T16">dado ← aux.valor;</text:span><text:span text:style-name="T16"><text:line-break/></text:span><text:span text:style-name="T16">inicio ← aux.proximo;</text:span><text:span text:style-name="T16"><text:line-break/></text:span><text:span text:style-name="T16">apagar(aux);</text:span><text:span text:style-name="T16"><text:line-break/></text:span><text:span text:style-name="T16">tamanho--;</text:span><text:span text:style-name="T16"><text:line-break/></text:span><text:span text:style-name="T16">se filaVazia() </text:span><text:span text:style-name="T16"><text:line-break/></text:span><text:span text:style-name="T16"><text:tab/></text:span><text:span text:style-name="T16">fim ← 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4.9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line draw:style-name="gr27" draw:text-style-name="P23" draw:layer="layout" svg:x1="8.7cm" svg:y1="6.4cm" svg:x2="8.7cm" svg:y2="10.3cm">
          <text:p/>
        </draw:line>
        <presentation:notes draw:style-name="dp1">
          <draw:page-thumbnail draw:style-name="gr10" draw:layer="layout" svg:width="19.798cm" svg:height="11.136cm" svg:x="0.6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2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3</text:span></text:p>
          </draw:text-box>
        </draw:frame>
        <draw:custom-shape draw:style-name="gr5" draw:text-style-name="P10" xml:id="id15" draw:id="id15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6cm" svg:y="10.3cm">
          <text:p text:style-name="P21"><text:span text:style-name="T6">9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draw:layer="layout" svg:width="2.2cm" svg:height="1.5cm" svg:x="11.6cm" svg:y="10.2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6.7cm" svg:y2="11.7cm" draw:start-shape="id15" draw:start-glue-point="1" draw:end-shape="id16" draw:end-glue-point="2" svg:d="M5500 12200h5050v1h6150v-501" svg:viewBox="0 0 11201 502">
          <text:p/>
        </draw:connector>
        <draw:custom-shape draw:style-name="gr12" draw:text-style-name="P22" xml:id="id16" draw:id="id16" draw:layer="layout" svg:width="2.2cm" svg:height="1.5cm" svg:x="15.6cm" svg:y="10.2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9.4cm" svg:y="10.4cm">
          <draw:text-box>
            <text:p><text:span text:style-name="T2">NULL</text:span></text:p>
          </draw:text-box>
        </draw:frame>
        <draw:line draw:style-name="gr13" draw:text-style-name="P23" draw:layer="layout" svg:x1="17.8cm" svg:y1="10.909cm" svg:x2="19.6cm" svg:y2="10.909cm">
          <text:p/>
        </draw:line>
        <draw:custom-shape draw:name="CaixaDeTexto 20_0" draw:style-name="gr28" draw:text-style-name="P31" draw:layer="layout" svg:width="9.277cm" svg:height="5.887cm" svg:x="19.223cm" svg:y="1.513cm">
          <text:p text:style-name="P29"><text:span text:style-name="T13">dequeue():</text:span></text:p>
          <text:p text:style-name="P30"><text:span text:style-name="T16">aux ← inicio;</text:span><text:span text:style-name="T15"><text:line-break/></text:span><text:span text:style-name="T14">dado ← aux.valor;</text:span><text:span text:style-name="T16"><text:line-break/></text:span><text:span text:style-name="T16">inicio ← aux.proximo;</text:span><text:span text:style-name="T16"><text:line-break/></text:span><text:span text:style-name="T16">apagar(aux);</text:span><text:span text:style-name="T16"><text:line-break/></text:span><text:span text:style-name="T16">tamanho--;</text:span><text:span text:style-name="T16"><text:line-break/></text:span><text:span text:style-name="T16">se filaVazia() </text:span><text:span text:style-name="T16"><text:line-break/></text:span><text:span text:style-name="T16"><text:tab/></text:span><text:span text:style-name="T16">fim ← 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4.9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line draw:style-name="gr27" draw:text-style-name="P23" draw:layer="layout" svg:x1="8.7cm" svg:y1="6.4cm" svg:x2="8.7cm" svg:y2="10.3cm">
          <text:p/>
        </draw:line>
        <draw:frame draw:style-name="gr29" draw:text-style-name="P33" draw:layer="layout" svg:width="3.341cm" svg:height="1cm" svg:x="7.1cm" svg:y="3.5cm">
          <draw:text-box>
            <text:p text:style-name="P32"><text:span text:style-name="T17">Dado = 9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2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3</text:span></text:p>
          </draw:text-box>
        </draw:frame>
        <draw:custom-shape draw:style-name="gr5" draw:text-style-name="P10" xml:id="id17" draw:id="id17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6cm" svg:y="7.2cm">
          <text:p text:style-name="P21"><text:span text:style-name="T6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2.2cm" svg:height="1.5cm" svg:x="7.2cm" svg:y="10.1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4cm" svg:y1="10.809cm" svg:x2="11.2cm" svg:y2="10.809cm">
          <text:p/>
        </draw:line>
        <draw:connector draw:style-name="gr20" draw:text-style-name="P27" draw:layer="layout" svg:x1="5.5cm" svg:y1="12.2cm" svg:x2="12.3cm" svg:y2="11.6cm" draw:start-shape="id17" draw:start-glue-point="1" draw:end-shape="id18" draw:end-glue-point="2" svg:d="M5500 12200h6800v-600" svg:viewBox="0 0 6801 601">
          <text:p/>
        </draw:connector>
        <draw:custom-shape draw:style-name="gr12" draw:text-style-name="P22" xml:id="id18" draw:id="id18" draw:layer="layout" svg:width="2.2cm" svg:height="1.5cm" svg:x="11.2cm" svg:y="10.1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5cm" svg:y="10.291cm">
          <draw:text-box>
            <text:p><text:span text:style-name="T2">NULL</text:span></text:p>
          </draw:text-box>
        </draw:frame>
        <draw:line draw:style-name="gr13" draw:text-style-name="P23" draw:layer="layout" svg:x1="13.4cm" svg:y1="10.8cm" svg:x2="15.2cm" svg:y2="10.8cm">
          <text:p/>
        </draw:line>
        <draw:custom-shape draw:name="CaixaDeTexto 20_1" draw:style-name="gr30" draw:text-style-name="P31" draw:layer="layout" svg:width="9.277cm" svg:height="5.887cm" svg:x="19.223cm" svg:y="1.513cm">
          <text:p text:style-name="P29"><text:span text:style-name="T13">dequeue():</text:span></text:p>
          <text:p text:style-name="P30"><text:span text:style-name="T16">aux ← inicio;</text:span><text:span text:style-name="T15"><text:line-break/></text:span><text:span text:style-name="T16">dado ← aux.valor;</text:span><text:span text:style-name="T16"><text:line-break/></text:span><text:span text:style-name="T14">inicio ← aux.proximo;</text:span><text:span text:style-name="T16"><text:line-break/></text:span><text:span text:style-name="T16">apagar(aux);</text:span><text:span text:style-name="T16"><text:line-break/></text:span><text:span text:style-name="T16">tamanho--;</text:span><text:span text:style-name="T16"><text:line-break/></text:span><text:span text:style-name="T16">se filaVazia() </text:span><text:span text:style-name="T16"><text:line-break/></text:span><text:span text:style-name="T16"><text:tab/></text:span><text:span text:style-name="T16">fim ← 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4.9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line draw:style-name="gr27" draw:text-style-name="P23" draw:layer="layout" svg:x1="8.7cm" svg:y1="6.4cm" svg:x2="8.7cm" svg:y2="7.2cm">
          <text:p/>
        </draw:line>
        <draw:frame draw:style-name="gr29" draw:text-style-name="P33" draw:layer="layout" svg:width="3.341cm" svg:height="1cm" svg:x="7.1cm" svg:y="3.5cm">
          <draw:text-box>
            <text:p text:style-name="P32"><text:span text:style-name="T17">Dado = 9</text:span></text:p>
          </draw:text-box>
        </draw:frame>
        <draw:line draw:style-name="gr13" draw:text-style-name="P23" draw:layer="layout" svg:x1="5.5cm" svg:y1="11cm" svg:x2="7.2cm" svg:y2="11cm">
          <text:p/>
        </draw:line>
        <presentation:notes draw:style-name="dp1">
          <draw:page-thumbnail draw:style-name="gr10" draw:layer="layout" svg:width="19.798cm" svg:height="11.136cm" svg:x="0.6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2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3</text:span></text:p>
          </draw:text-box>
        </draw:frame>
        <draw:custom-shape draw:style-name="gr5" draw:text-style-name="P10" xml:id="id19" draw:id="id19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6cm" svg:y="7.2cm">
          <text:p text:style-name="P21"><text:span text:style-name="T6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2.2cm" svg:height="1.5cm" svg:x="7.2cm" svg:y="10.1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4cm" svg:y1="10.809cm" svg:x2="11.2cm" svg:y2="10.809cm">
          <text:p/>
        </draw:line>
        <draw:connector draw:style-name="gr20" draw:text-style-name="P27" draw:layer="layout" svg:x1="5.5cm" svg:y1="12.2cm" svg:x2="12.3cm" svg:y2="11.6cm" draw:start-shape="id19" draw:start-glue-point="1" draw:end-shape="id20" draw:end-glue-point="2" svg:d="M5500 12200h6800v-600" svg:viewBox="0 0 6801 601">
          <text:p/>
        </draw:connector>
        <draw:custom-shape draw:style-name="gr12" draw:text-style-name="P22" xml:id="id20" draw:id="id20" draw:layer="layout" svg:width="2.2cm" svg:height="1.5cm" svg:x="11.2cm" svg:y="10.1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5cm" svg:y="10.291cm">
          <draw:text-box>
            <text:p><text:span text:style-name="T2">NULL</text:span></text:p>
          </draw:text-box>
        </draw:frame>
        <draw:line draw:style-name="gr13" draw:text-style-name="P23" draw:layer="layout" svg:x1="13.4cm" svg:y1="10.8cm" svg:x2="15.2cm" svg:y2="10.8cm">
          <text:p/>
        </draw:line>
        <draw:custom-shape draw:name="CaixaDeTexto 20_2" draw:style-name="gr31" draw:text-style-name="P31" draw:layer="layout" svg:width="9.277cm" svg:height="5.887cm" svg:x="19.223cm" svg:y="1.513cm">
          <text:p text:style-name="P29"><text:span text:style-name="T13">dequeue()</text:span><text:span text:style-name="T13">:</text:span></text:p>
          <text:p text:style-name="P30"><text:span text:style-name="T16">aux ← </text:span><text:span text:style-name="T16">inicio;</text:span><text:span text:style-name="T15"><text:line-break/></text:span><text:span text:style-name="T16">dado ← </text:span><text:span text:style-name="T16">aux.valor</text:span><text:span text:style-name="T16">;</text:span><text:span text:style-name="T16"><text:line-break/></text:span><text:span text:style-name="T16">inicio ← </text:span><text:span text:style-name="T16">aux.proxi</text:span><text:span text:style-name="T16">mo;</text:span><text:span text:style-name="T16"><text:line-break/></text:span><text:span text:style-name="T14">apagar(au</text:span><text:span text:style-name="T14">x);</text:span><text:span text:style-name="T16"><text:line-break/></text:span><text:span text:style-name="T16">tamanho--</text:span><text:span text:style-name="T16">;</text:span><text:span text:style-name="T16"><text:line-break/></text:span><text:span text:style-name="T16">se </text:span><text:span text:style-name="T16">filaVazia</text:span><text:span text:style-name="T16">() </text:span><text:span text:style-name="T16"><text:line-break/></text:span><text:span text:style-name="T16"><text:tab/></text:span><text:span text:style-name="T16">fim ← </text:span><text:span text:style-name="T16">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4.9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line draw:style-name="gr27" draw:text-style-name="P23" draw:layer="layout" svg:x1="8.7cm" svg:y1="6.4cm" svg:x2="8.7cm" svg:y2="7.2cm">
          <text:p/>
        </draw:line>
        <draw:frame draw:style-name="gr29" draw:text-style-name="P33" draw:layer="layout" svg:width="3.341cm" svg:height="1cm" svg:x="7.1cm" svg:y="3.5cm">
          <draw:text-box>
            <text:p text:style-name="P32"><text:span text:style-name="T17">Dado = 9</text:span></text:p>
          </draw:text-box>
        </draw:frame>
        <draw:line draw:style-name="gr13" draw:text-style-name="P23" draw:layer="layout" svg:x1="5.5cm" svg:y1="11cm" svg:x2="7.2cm" svg:y2="11cm">
          <text:p/>
        </draw:line>
        <draw:frame draw:style-name="gr32" draw:text-style-name="P34" draw:layer="layout" svg:width="2.386cm" svg:height="3.406cm" svg:x="7.514cm" svg:y="6.2cm">
          <draw:text-box>
            <text:p><text:span text:style-name="T18">X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2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6" draw:layer="layout" svg:width="4.8cm" svg:height="1.04cm" svg:x="19.2cm" svg:y="7.27cm">
          <draw:text-box>
            <text:p text:style-name="P32"><text:span text:style-name="T12">Tamanho = 2</text:span></text:p>
          </draw:text-box>
        </draw:frame>
        <draw:custom-shape draw:style-name="gr5" draw:text-style-name="P10" xml:id="id21" draw:id="id21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2cm" svg:y="10.1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4cm" svg:y1="10.809cm" svg:x2="11.2cm" svg:y2="10.809cm">
          <text:p/>
        </draw:line>
        <draw:connector draw:style-name="gr20" draw:text-style-name="P27" draw:layer="layout" svg:x1="5.5cm" svg:y1="12.2cm" svg:x2="12.3cm" svg:y2="11.6cm" draw:start-shape="id21" draw:start-glue-point="1" draw:end-shape="id22" draw:end-glue-point="2" svg:d="M5500 12200h6800v-600" svg:viewBox="0 0 6801 601">
          <text:p/>
        </draw:connector>
        <draw:custom-shape draw:style-name="gr12" draw:text-style-name="P22" xml:id="id22" draw:id="id22" draw:layer="layout" svg:width="2.2cm" svg:height="1.5cm" svg:x="11.2cm" svg:y="10.1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5cm" svg:y="10.3cm">
          <draw:text-box>
            <text:p><text:span text:style-name="T2">NULL</text:span></text:p>
          </draw:text-box>
        </draw:frame>
        <draw:line draw:style-name="gr13" draw:text-style-name="P23" draw:layer="layout" svg:x1="13.4cm" svg:y1="10.809cm" svg:x2="15.2cm" svg:y2="10.809cm">
          <text:p/>
        </draw:line>
        <draw:custom-shape draw:name="CaixaDeTexto 20_3" draw:style-name="gr33" draw:text-style-name="P31" draw:layer="layout" svg:width="9.277cm" svg:height="5.887cm" svg:x="19.223cm" svg:y="1.513cm">
          <text:p text:style-name="P29"><text:span text:style-name="T13">dequeue():</text:span></text:p>
          <text:p text:style-name="P30"><text:span text:style-name="T16">aux ← inicio;</text:span><text:span text:style-name="T15"><text:line-break/></text:span><text:span text:style-name="T16">dado ← aux.valor;</text:span><text:span text:style-name="T16"><text:line-break/></text:span><text:span text:style-name="T16">inicio ← </text:span><text:span text:style-name="T16">aux.proximo;</text:span><text:span text:style-name="T16"><text:line-break/></text:span><text:span text:style-name="T16">apagar(aux);</text:span><text:span text:style-name="T16"><text:line-break/></text:span><text:span text:style-name="T14">tamanho--;</text:span><text:span text:style-name="T16"><text:line-break/></text:span><text:span text:style-name="T16">se filaVazia() </text:span><text:span text:style-name="T16"><text:line-break/></text:span><text:span text:style-name="T16"><text:tab/></text:span><text:span text:style-name="T16">fim ← 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23" draw:layer="layout" svg:x1="5.5cm" svg:y1="11cm" svg:x2="7.2cm" svg:y2="11cm">
          <text:p/>
        </draw:line>
        <presentation:notes draw:style-name="dp1">
          <draw:page-thumbnail draw:style-name="gr10" draw:layer="layout" svg:width="19.798cm" svg:height="11.136cm" svg:x="0.6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3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2</text:span></text:p>
          </draw:text-box>
        </draw:frame>
        <draw:custom-shape draw:style-name="gr5" draw:text-style-name="P10" xml:id="id23" draw:id="id23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2cm" svg:y="10.1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4cm" svg:y1="10.809cm" svg:x2="11.2cm" svg:y2="10.809cm">
          <text:p/>
        </draw:line>
        <draw:connector draw:style-name="gr20" draw:text-style-name="P27" draw:layer="layout" svg:x1="5.5cm" svg:y1="12.2cm" svg:x2="12.3cm" svg:y2="11.6cm" draw:start-shape="id23" draw:start-glue-point="1" draw:end-shape="id24" draw:end-glue-point="2" svg:d="M5500 12200h6800v-600" svg:viewBox="0 0 6801 601">
          <text:p/>
        </draw:connector>
        <draw:custom-shape draw:style-name="gr12" draw:text-style-name="P22" xml:id="id24" draw:id="id24" draw:layer="layout" svg:width="2.2cm" svg:height="1.5cm" svg:x="11.2cm" svg:y="10.1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5cm" svg:y="10.3cm">
          <draw:text-box>
            <text:p><text:span text:style-name="T2">NULL</text:span></text:p>
          </draw:text-box>
        </draw:frame>
        <draw:line draw:style-name="gr13" draw:text-style-name="P23" draw:layer="layout" svg:x1="13.4cm" svg:y1="10.809cm" svg:x2="15.2cm" svg:y2="10.809cm">
          <text:p/>
        </draw:line>
        <draw:custom-shape draw:name="CaixaDeTexto 20_4" draw:style-name="gr34" draw:text-style-name="P31" draw:layer="layout" svg:width="9.277cm" svg:height="5.887cm" svg:x="19.223cm" svg:y="1.513cm">
          <text:p text:style-name="P29"><text:span text:style-name="T13">deque</text:span><text:span text:style-name="T13">ue():</text:span></text:p>
          <text:p text:style-name="P30"><text:span text:style-name="T14">aux ← </text:span><text:span text:style-name="T14">inici</text:span><text:span text:style-name="T14">o;</text:span><text:span text:style-name="T15"><text:line-break/></text:span><text:span text:style-name="T16">dado </text:span><text:span text:style-name="T16">← </text:span><text:span text:style-name="T16">aux.v</text:span><text:span text:style-name="T16">alor;</text:span><text:span text:style-name="T16"><text:line-break/></text:span><text:span text:style-name="T16">inici</text:span><text:span text:style-name="T16">o ← </text:span><text:span text:style-name="T16">aux.p</text:span><text:span text:style-name="T16">roxim</text:span><text:span text:style-name="T16">o;</text:span><text:span text:style-name="T16"><text:line-break/></text:span><text:span text:style-name="T16">apaga</text:span><text:span text:style-name="T16">r(aux</text:span><text:span text:style-name="T16">);</text:span><text:span text:style-name="T16"><text:line-break/></text:span><text:span text:style-name="T16">taman</text:span><text:span text:style-name="T16">ho--;</text:span><text:span text:style-name="T16"><text:line-break/></text:span><text:span text:style-name="T16">se </text:span><text:span text:style-name="T16">filaV</text:span><text:span text:style-name="T16">azia(</text:span><text:span text:style-name="T16">) </text:span><text:span text:style-name="T16"><text:line-break/></text:span><text:span text:style-name="T16"><text:tab/></text:span><text:span text:style-name="T16">fim ← </text:span><text:span text:style-name="T16">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23" draw:layer="layout" svg:x1="5.5cm" svg:y1="11cm" svg:x2="7.2cm" svg:y2="11cm">
          <text:p/>
        </draw:line>
        <draw:custom-shape draw:style-name="gr12" draw:text-style-name="P22" draw:layer="layout" svg:width="2.2cm" svg:height="1.5cm" svg:x="7.2cm" svg:y="4.6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8.3cm" svg:y1="6.1cm" svg:x2="8.3cm" svg:y2="10.1cm">
          <text:p/>
        </draw:line>
        <presentation:notes draw:style-name="dp1">
          <draw:page-thumbnail draw:style-name="gr10" draw:layer="layout" svg:width="19.798cm" svg:height="11.136cm" svg:x="0.6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3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2</text:span></text:p>
          </draw:text-box>
        </draw:frame>
        <draw:custom-shape draw:style-name="gr5" draw:text-style-name="P10" xml:id="id25" draw:id="id25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2cm" svg:y="10.1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4cm" svg:y1="10.809cm" svg:x2="11.2cm" svg:y2="10.809cm">
          <text:p/>
        </draw:line>
        <draw:connector draw:style-name="gr20" draw:text-style-name="P27" draw:layer="layout" svg:x1="5.5cm" svg:y1="12.2cm" svg:x2="12.3cm" svg:y2="11.6cm" draw:start-shape="id25" draw:start-glue-point="1" draw:end-shape="id26" draw:end-glue-point="2" svg:d="M5500 12200h6800v-600" svg:viewBox="0 0 6801 601">
          <text:p/>
        </draw:connector>
        <draw:custom-shape draw:style-name="gr12" draw:text-style-name="P22" xml:id="id26" draw:id="id26" draw:layer="layout" svg:width="2.2cm" svg:height="1.5cm" svg:x="11.2cm" svg:y="10.1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5cm" svg:y="10.3cm">
          <draw:text-box>
            <text:p><text:span text:style-name="T2">NULL</text:span></text:p>
          </draw:text-box>
        </draw:frame>
        <draw:line draw:style-name="gr13" draw:text-style-name="P23" draw:layer="layout" svg:x1="13.4cm" svg:y1="10.809cm" svg:x2="15.2cm" svg:y2="10.809cm">
          <text:p/>
        </draw:line>
        <draw:custom-shape draw:name="CaixaDeTexto 20_5" draw:style-name="gr35" draw:text-style-name="P31" draw:layer="layout" svg:width="9.277cm" svg:height="5.887cm" svg:x="19.223cm" svg:y="1.513cm">
          <text:p text:style-name="P29"><text:span text:style-name="T13">deque</text:span><text:span text:style-name="T13">ue():</text:span></text:p>
          <text:p text:style-name="P30"><text:span text:style-name="T16">aux ← </text:span><text:span text:style-name="T16">inici</text:span><text:span text:style-name="T16">o;</text:span><text:span text:style-name="T15"><text:line-break/></text:span><text:span text:style-name="T14">dado </text:span><text:span text:style-name="T14">← </text:span><text:span text:style-name="T14">aux.v</text:span><text:span text:style-name="T14">alor;</text:span><text:span text:style-name="T16"><text:line-break/></text:span><text:span text:style-name="T16">inici</text:span><text:span text:style-name="T16">o ← </text:span><text:span text:style-name="T16">aux.p</text:span><text:span text:style-name="T16">roxim</text:span><text:span text:style-name="T16">o;</text:span><text:span text:style-name="T16"><text:line-break/></text:span><text:span text:style-name="T16">apaga</text:span><text:span text:style-name="T16">r(aux</text:span><text:span text:style-name="T16">);</text:span><text:span text:style-name="T16"><text:line-break/></text:span><text:span text:style-name="T16">taman</text:span><text:span text:style-name="T16">ho--;</text:span><text:span text:style-name="T16"><text:line-break/></text:span><text:span text:style-name="T16">se </text:span><text:span text:style-name="T16">filaV</text:span><text:span text:style-name="T16">azia(</text:span><text:span text:style-name="T16">) </text:span><text:span text:style-name="T16"><text:line-break/></text:span><text:span text:style-name="T16"><text:tab/></text:span><text:span text:style-name="T16">fim ← </text:span><text:span text:style-name="T16">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23" draw:layer="layout" svg:x1="5.5cm" svg:y1="11cm" svg:x2="7.2cm" svg:y2="11cm">
          <text:p/>
        </draw:line>
        <draw:custom-shape draw:style-name="gr12" draw:text-style-name="P22" draw:layer="layout" svg:width="2.2cm" svg:height="1.5cm" svg:x="7.2cm" svg:y="4.6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8.3cm" svg:y1="6.1cm" svg:x2="8.3cm" svg:y2="10.1cm">
          <text:p/>
        </draw:line>
        <draw:frame draw:style-name="gr36" draw:text-style-name="P33" draw:layer="layout" svg:width="3.599cm" svg:height="1.673cm" svg:x="6.701cm" svg:y="3.6cm">
          <draw:text-box>
            <text:p text:style-name="P32"><text:span text:style-name="T17">Dado = 11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3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2</text:span></text:p>
          </draw:text-box>
        </draw:frame>
        <draw:custom-shape draw:style-name="gr5" draw:text-style-name="P10" xml:id="id27" draw:id="id27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2cm" svg:y="7.4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connector draw:style-name="gr20" draw:text-style-name="P27" draw:layer="layout" svg:x1="5.5cm" svg:y1="12.2cm" svg:x2="8.3cm" svg:y2="11.5cm" draw:start-shape="id27" draw:start-glue-point="1" draw:end-shape="id28" draw:end-glue-point="2" svg:d="M5500 12200h2800v-700" svg:viewBox="0 0 2801 701">
          <text:p/>
        </draw:connector>
        <draw:custom-shape draw:style-name="gr12" draw:text-style-name="P22" xml:id="id28" draw:id="id28" draw:layer="layout" svg:width="2.2cm" svg:height="1.5cm" svg:x="7.2cm" svg:y="10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cm" svg:y="10.191cm">
          <draw:text-box>
            <text:p><text:span text:style-name="T2">NULL</text:span></text:p>
          </draw:text-box>
        </draw:frame>
        <draw:line draw:style-name="gr13" draw:text-style-name="P23" draw:layer="layout" svg:x1="9.4cm" svg:y1="10.7cm" svg:x2="11.2cm" svg:y2="10.7cm">
          <text:p/>
        </draw:line>
        <draw:custom-shape draw:name="CaixaDeTexto 20_6" draw:style-name="gr37" draw:text-style-name="P31" draw:layer="layout" svg:width="9.277cm" svg:height="5.887cm" svg:x="19.223cm" svg:y="1.513cm">
          <text:p text:style-name="P29"><text:span text:style-name="T13">deque</text:span><text:span text:style-name="T13">ue():</text:span></text:p>
          <text:p text:style-name="P30"><text:span text:style-name="T16">aux ← </text:span><text:span text:style-name="T16">inici</text:span><text:span text:style-name="T16">o;</text:span><text:span text:style-name="T15"><text:line-break/></text:span><text:span text:style-name="T16">dado </text:span><text:span text:style-name="T16">← </text:span><text:span text:style-name="T16">aux.v</text:span><text:span text:style-name="T16">alor;</text:span><text:span text:style-name="T16"><text:line-break/></text:span><text:span text:style-name="T14">inici</text:span><text:span text:style-name="T14">o ← </text:span><text:span text:style-name="T14">aux.p</text:span><text:span text:style-name="T14">roxim</text:span><text:span text:style-name="T14">o;</text:span><text:span text:style-name="T16"><text:line-break/></text:span><text:span text:style-name="T16">apaga</text:span><text:span text:style-name="T16">r(aux</text:span><text:span text:style-name="T16">);</text:span><text:span text:style-name="T16"><text:line-break/></text:span><text:span text:style-name="T16">taman</text:span><text:span text:style-name="T16">ho--;</text:span><text:span text:style-name="T16"><text:line-break/></text:span><text:span text:style-name="T16">se </text:span><text:span text:style-name="T16">filaV</text:span><text:span text:style-name="T16">azia(</text:span><text:span text:style-name="T16">) </text:span><text:span text:style-name="T16"><text:line-break/></text:span><text:span text:style-name="T16"><text:tab/></text:span><text:span text:style-name="T16">fim ← </text:span><text:span text:style-name="T16">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2cm" svg:y="4.6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8.3cm" svg:y1="6.1cm" svg:x2="8.3cm" svg:y2="7.4cm">
          <text:p/>
        </draw:line>
        <draw:frame draw:style-name="gr36" draw:text-style-name="P33" draw:layer="layout" svg:width="3.599cm" svg:height="1.673cm" svg:x="6.701cm" svg:y="3.6cm">
          <draw:text-box>
            <text:p text:style-name="P32"><text:span text:style-name="T17">Dado = 11</text:span></text:p>
          </draw:text-box>
        </draw:frame>
        <draw:line draw:style-name="gr13" draw:text-style-name="P23" draw:layer="layout" svg:x1="5.5cm" svg:y1="11.1cm" svg:x2="7.2cm" svg:y2="11.1cm">
          <text:p/>
        </draw:line>
        <presentation:notes draw:style-name="dp1">
          <draw:page-thumbnail draw:style-name="gr10" draw:layer="layout" svg:width="19.798cm" svg:height="11.136cm" svg:x="0.6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3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2</text:span></text:p>
          </draw:text-box>
        </draw:frame>
        <draw:custom-shape draw:style-name="gr5" draw:text-style-name="P10" xml:id="id29" draw:id="id29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2cm" svg:y="7.4cm">
          <text:p text:style-name="P21"><text:span text:style-name="T6">11</text:span></text:p>
          <draw:enhanced-geometry svg:viewBox="0 0 21600 21600" draw:type="rectangle" draw:enhanced-path="M 0 0 L 21600 0 21600 21600 0 21600 0 0 Z N"/>
        </draw:custom-shape>
        <draw:connector draw:style-name="gr20" draw:text-style-name="P27" draw:layer="layout" svg:x1="5.5cm" svg:y1="12.2cm" svg:x2="8.3cm" svg:y2="11.5cm" draw:start-shape="id29" draw:start-glue-point="1" draw:end-shape="id30" draw:end-glue-point="2" svg:d="M5500 12200h2800v-700" svg:viewBox="0 0 2801 701">
          <text:p/>
        </draw:connector>
        <draw:custom-shape draw:style-name="gr12" draw:text-style-name="P22" xml:id="id30" draw:id="id30" draw:layer="layout" svg:width="2.2cm" svg:height="1.5cm" svg:x="7.2cm" svg:y="10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cm" svg:y="10.191cm">
          <draw:text-box>
            <text:p><text:span text:style-name="T2">NULL</text:span></text:p>
          </draw:text-box>
        </draw:frame>
        <draw:line draw:style-name="gr13" draw:text-style-name="P23" draw:layer="layout" svg:x1="9.4cm" svg:y1="10.7cm" svg:x2="11.2cm" svg:y2="10.7cm">
          <text:p/>
        </draw:line>
        <draw:custom-shape draw:name="CaixaDeTexto 20_7" draw:style-name="gr38" draw:text-style-name="P31" draw:layer="layout" svg:width="9.277cm" svg:height="5.887cm" svg:x="19.223cm" svg:y="1.513cm">
          <text:p text:style-name="P29"><text:span text:style-name="T13">dequeue():</text:span></text:p>
          <text:p text:style-name="P30"><text:span text:style-name="T16">aux ← inicio;</text:span><text:span text:style-name="T15"><text:line-break/></text:span><text:span text:style-name="T16">dado ← aux.valor;</text:span><text:span text:style-name="T16"><text:line-break/></text:span><text:span text:style-name="T16">inicio ← aux.proximo;</text:span><text:span text:style-name="T16"><text:line-break/></text:span><text:span text:style-name="T14">apagar(aux);</text:span><text:span text:style-name="T16"><text:line-break/></text:span><text:span text:style-name="T16">tamanho--;</text:span><text:span text:style-name="T16"><text:line-break/></text:span><text:span text:style-name="T16">se filaVazia() </text:span><text:span text:style-name="T16"><text:line-break/></text:span><text:span text:style-name="T16"><text:tab/></text:span><text:span text:style-name="T16">fim ← 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2cm" svg:y="4.6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8.3cm" svg:y1="6.1cm" svg:x2="8.3cm" svg:y2="7.4cm">
          <text:p/>
        </draw:line>
        <draw:frame draw:style-name="gr36" draw:text-style-name="P33" draw:layer="layout" svg:width="3.599cm" svg:height="1.673cm" svg:x="6.701cm" svg:y="3.6cm">
          <draw:text-box>
            <text:p text:style-name="P32"><text:span text:style-name="T17">Dado = 11</text:span></text:p>
          </draw:text-box>
        </draw:frame>
        <draw:line draw:style-name="gr13" draw:text-style-name="P23" draw:layer="layout" svg:x1="5.5cm" svg:y1="11.1cm" svg:x2="7.2cm" svg:y2="11.1cm">
          <text:p/>
        </draw:line>
        <draw:frame draw:style-name="gr32" draw:text-style-name="P34" draw:layer="layout" svg:width="2.386cm" svg:height="3.406cm" svg:x="7.114cm" svg:y="6.4cm">
          <draw:text-box>
            <text:p><text:span text:style-name="T18">X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3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6" draw:layer="layout" svg:width="4.8cm" svg:height="1.04cm" svg:x="19.2cm" svg:y="7.27cm">
          <draw:text-box>
            <text:p text:style-name="P32"><text:span text:style-name="T12">Tamanho = 1</text:span></text:p>
          </draw:text-box>
        </draw:frame>
        <draw:custom-shape draw:style-name="gr5" draw:text-style-name="P10" xml:id="id31" draw:id="id31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7" draw:layer="layout" svg:x1="5.5cm" svg:y1="12.2cm" svg:x2="8.3cm" svg:y2="11.5cm" draw:start-shape="id31" draw:start-glue-point="1" draw:end-shape="id32" draw:end-glue-point="2" svg:d="M5500 12200h2800v-700" svg:viewBox="0 0 2801 701">
          <text:p/>
        </draw:connector>
        <draw:custom-shape draw:style-name="gr12" draw:text-style-name="P22" xml:id="id32" draw:id="id32" draw:layer="layout" svg:width="2.2cm" svg:height="1.5cm" svg:x="7.2cm" svg:y="10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cm" svg:y="10.191cm">
          <draw:text-box>
            <text:p><text:span text:style-name="T2">NULL</text:span></text:p>
          </draw:text-box>
        </draw:frame>
        <draw:line draw:style-name="gr13" draw:text-style-name="P23" draw:layer="layout" svg:x1="9.4cm" svg:y1="10.7cm" svg:x2="11.2cm" svg:y2="10.7cm">
          <text:p/>
        </draw:line>
        <draw:custom-shape draw:name="CaixaDeTexto 20_8" draw:style-name="gr39" draw:text-style-name="P31" draw:layer="layout" svg:width="9.277cm" svg:height="5.887cm" svg:x="19.223cm" svg:y="1.513cm">
          <text:p text:style-name="P29"><text:span text:style-name="T13">de</text:span><text:span text:style-name="T13">qu</text:span><text:span text:style-name="T13">eu</text:span><text:span text:style-name="T13">e(</text:span><text:span text:style-name="T13">):</text:span></text:p>
          <text:p text:style-name="P30"><text:span text:style-name="T16">au</text:span><text:span text:style-name="T16">x </text:span><text:span text:style-name="T16">← </text:span><text:span text:style-name="T16">in</text:span><text:span text:style-name="T16">ic</text:span><text:span text:style-name="T16">io</text:span><text:span text:style-name="T16">;</text:span><text:span text:style-name="T15"><text:line-break/></text:span><text:span text:style-name="T16">da</text:span><text:span text:style-name="T16">do </text:span><text:span text:style-name="T16">← </text:span><text:span text:style-name="T16">au</text:span><text:span text:style-name="T16">x.</text:span><text:span text:style-name="T16">va</text:span><text:span text:style-name="T16">lo</text:span><text:span text:style-name="T16">r;</text:span><text:span text:style-name="T16"><text:line-break/></text:span><text:span text:style-name="T16">in</text:span><text:span text:style-name="T16">ic</text:span><text:span text:style-name="T16">io </text:span><text:span text:style-name="T16">← </text:span><text:span text:style-name="T16">au</text:span><text:span text:style-name="T16">x.</text:span><text:span text:style-name="T16">pr</text:span><text:span text:style-name="T16">ox</text:span><text:span text:style-name="T16">im</text:span><text:span text:style-name="T16">o;</text:span><text:span text:style-name="T16"><text:line-break/></text:span><text:span text:style-name="T16">ap</text:span><text:span text:style-name="T16">ag</text:span><text:span text:style-name="T16">ar</text:span><text:span text:style-name="T16">(a</text:span><text:span text:style-name="T16">ux</text:span><text:span text:style-name="T16">);</text:span><text:span text:style-name="T16"><text:line-break/></text:span><text:span text:style-name="T14">ta</text:span><text:span text:style-name="T14">ma</text:span><text:span text:style-name="T14">nh</text:span><text:span text:style-name="T14">o-</text:span><text:span text:style-name="T14">-;</text:span><text:span text:style-name="T16"><text:line-break/></text:span><text:span text:style-name="T16">se </text:span><text:span text:style-name="T16">fi</text:span><text:span text:style-name="T16">la</text:span><text:span text:style-name="T16">Va</text:span><text:span text:style-name="T16">zi</text:span><text:span text:style-name="T16">a(</text:span><text:span text:style-name="T16">) </text:span><text:span text:style-name="T16"><text:line-break/></text:span><text:span text:style-name="T16"><text:tab/></text:span><text:span text:style-name="T16">fi</text:span><text:span text:style-name="T16">m </text:span><text:span text:style-name="T16">← </text:span><text:span text:style-name="T16">nu</text:span><text:span text:style-name="T16">lo</text:span><text:span text:style-name="T16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23" draw:layer="layout" svg:x1="5.5cm" svg:y1="11.1cm" svg:x2="7.2cm" svg:y2="11.1cm">
          <text:p/>
        </draw:line>
        <presentation:notes draw:style-name="dp1">
          <draw:page-thumbnail draw:style-name="gr10" draw:layer="layout" svg:width="19.798cm" svg:height="11.136cm" svg:x="0.6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4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1</text:span></text:p>
          </draw:text-box>
        </draw:frame>
        <draw:custom-shape draw:style-name="gr5" draw:text-style-name="P10" xml:id="id33" draw:id="id33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7" draw:layer="layout" svg:x1="5.5cm" svg:y1="12.2cm" svg:x2="8.3cm" svg:y2="11.5cm" draw:start-shape="id33" draw:start-glue-point="1" draw:end-shape="id34" draw:end-glue-point="2" svg:d="M5500 12200h2800v-700" svg:viewBox="0 0 2801 701">
          <text:p/>
        </draw:connector>
        <draw:custom-shape draw:style-name="gr12" draw:text-style-name="P22" xml:id="id34" draw:id="id34" draw:layer="layout" svg:width="2.2cm" svg:height="1.5cm" svg:x="7.2cm" svg:y="10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cm" svg:y="10.191cm">
          <draw:text-box>
            <text:p><text:span text:style-name="T2">NULL</text:span></text:p>
          </draw:text-box>
        </draw:frame>
        <draw:line draw:style-name="gr13" draw:text-style-name="P23" draw:layer="layout" svg:x1="9.4cm" svg:y1="10.7cm" svg:x2="11.2cm" svg:y2="10.7cm">
          <text:p/>
        </draw:line>
        <draw:custom-shape draw:name="CaixaDeTexto 20_9" draw:style-name="gr40" draw:text-style-name="P31" draw:layer="layout" svg:width="9.277cm" svg:height="5.887cm" svg:x="19.223cm" svg:y="1.513cm">
          <text:p text:style-name="P29"><text:span text:style-name="T13">dequeue():</text:span></text:p>
          <text:p text:style-name="P30"><text:span text:style-name="T14">aux ← inicio;</text:span><text:span text:style-name="T15"><text:line-break/></text:span><text:span text:style-name="T16">dado ← </text:span><text:span text:style-name="T16">aux.valor;</text:span><text:span text:style-name="T16"><text:line-break/></text:span><text:span text:style-name="T16">inicio ← </text:span><text:span text:style-name="T16">aux.proximo;</text:span><text:span text:style-name="T16"><text:line-break/></text:span><text:span text:style-name="T16">apagar(aux);</text:span><text:span text:style-name="T16"><text:line-break/></text:span><text:span text:style-name="T16">tamanho--;</text:span><text:span text:style-name="T16"><text:line-break/></text:span><text:span text:style-name="T16">se </text:span><text:span text:style-name="T16">filaVazia() </text:span><text:span text:style-name="T16"><text:line-break/></text:span><text:span text:style-name="T16"><text:tab/></text:span><text:span text:style-name="T16">fim ← </text:span><text:span text:style-name="T16">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23" draw:layer="layout" svg:x1="5.5cm" svg:y1="11.1cm" svg:x2="7.2cm" svg:y2="11.1cm">
          <text:p/>
        </draw:line>
        <draw:custom-shape draw:style-name="gr12" draw:text-style-name="P22" draw:layer="layout" svg:width="2.2cm" svg:height="1.5cm" svg:x="7.2cm" svg:y="4.6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8.3cm" svg:y1="6.1cm" svg:x2="8.3cm" svg:y2="10cm">
          <text:p/>
        </draw:line>
        <presentation:notes draw:style-name="dp1">
          <draw:page-thumbnail draw:style-name="gr10" draw:layer="layout" svg:width="19.798cm" svg:height="11.136cm" svg:x="0.6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4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1</text:span></text:p>
          </draw:text-box>
        </draw:frame>
        <draw:custom-shape draw:style-name="gr5" draw:text-style-name="P10" xml:id="id35" draw:id="id35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7" draw:layer="layout" svg:x1="5.5cm" svg:y1="12.2cm" svg:x2="8.3cm" svg:y2="11.5cm" draw:start-shape="id35" draw:start-glue-point="1" draw:end-shape="id36" draw:end-glue-point="2" svg:d="M5500 12200h2800v-700" svg:viewBox="0 0 2801 701">
          <text:p/>
        </draw:connector>
        <draw:custom-shape draw:style-name="gr12" draw:text-style-name="P22" xml:id="id36" draw:id="id36" draw:layer="layout" svg:width="2.2cm" svg:height="1.5cm" svg:x="7.2cm" svg:y="10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cm" svg:y="10.191cm">
          <draw:text-box>
            <text:p><text:span text:style-name="T2">NULL</text:span></text:p>
          </draw:text-box>
        </draw:frame>
        <draw:line draw:style-name="gr13" draw:text-style-name="P23" draw:layer="layout" svg:x1="9.4cm" svg:y1="10.7cm" svg:x2="11.2cm" svg:y2="10.7cm">
          <text:p/>
        </draw:line>
        <draw:custom-shape draw:name="CaixaDeTexto 20_10" draw:style-name="gr41" draw:text-style-name="P31" draw:layer="layout" svg:width="9.277cm" svg:height="5.887cm" svg:x="19.223cm" svg:y="1.513cm">
          <text:p text:style-name="P29"><text:span text:style-name="T13">deque</text:span><text:span text:style-name="T13">ue():</text:span></text:p>
          <text:p text:style-name="P30"><text:span text:style-name="T16">aux ← </text:span><text:span text:style-name="T16">inici</text:span><text:span text:style-name="T16">o;</text:span><text:span text:style-name="T15"><text:line-break/></text:span><text:span text:style-name="T14">dado </text:span><text:span text:style-name="T14">← </text:span><text:span text:style-name="T14">aux.v</text:span><text:span text:style-name="T14">alor;</text:span><text:span text:style-name="T16"><text:line-break/></text:span><text:span text:style-name="T16">inici</text:span><text:span text:style-name="T16">o ← </text:span><text:span text:style-name="T16">aux.p</text:span><text:span text:style-name="T16">roxim</text:span><text:span text:style-name="T16">o;</text:span><text:span text:style-name="T16"><text:line-break/></text:span><text:span text:style-name="T16">apaga</text:span><text:span text:style-name="T16">r(aux</text:span><text:span text:style-name="T16">);</text:span><text:span text:style-name="T16"><text:line-break/></text:span><text:span text:style-name="T16">taman</text:span><text:span text:style-name="T16">ho--;</text:span><text:span text:style-name="T16"><text:line-break/></text:span><text:span text:style-name="T16">se </text:span><text:span text:style-name="T16">filaV</text:span><text:span text:style-name="T16">azia(</text:span><text:span text:style-name="T16">) </text:span><text:span text:style-name="T16"><text:line-break/></text:span><text:span text:style-name="T16"><text:tab/></text:span><text:span text:style-name="T16">fim ← </text:span><text:span text:style-name="T16">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23" draw:layer="layout" svg:x1="5.5cm" svg:y1="11.1cm" svg:x2="7.2cm" svg:y2="11.1cm">
          <text:p/>
        </draw:line>
        <draw:custom-shape draw:style-name="gr12" draw:text-style-name="P22" draw:layer="layout" svg:width="2.2cm" svg:height="1.5cm" svg:x="7.2cm" svg:y="4.6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8.3cm" svg:y1="6.1cm" svg:x2="8.3cm" svg:y2="10cm">
          <text:p/>
        </draw:line>
        <draw:frame draw:style-name="gr36" draw:text-style-name="P33" draw:layer="layout" svg:width="3.599cm" svg:height="1.673cm" svg:x="6.802cm" svg:y="3.601cm">
          <draw:text-box>
            <text:p text:style-name="P32"><text:span text:style-name="T17">Dado = 2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4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1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2cm" svg:y="7.8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3.4cm" svg:height="1.309cm" svg:x="12cm" svg:y="8.4cm">
          <draw:text-box>
            <text:p><text:span text:style-name="T2">NULL</text:span></text:p>
          </draw:text-box>
        </draw:frame>
        <draw:custom-shape draw:name="CaixaDeTexto 20_11" draw:style-name="gr42" draw:text-style-name="P31" draw:layer="layout" svg:width="9.277cm" svg:height="5.887cm" svg:x="19.223cm" svg:y="1.513cm">
          <text:p text:style-name="P29"><text:span text:style-name="T13">deque</text:span><text:span text:style-name="T13">ue():</text:span></text:p>
          <text:p text:style-name="P30"><text:span text:style-name="T16">aux ← </text:span><text:span text:style-name="T16">inici</text:span><text:span text:style-name="T16">o;</text:span><text:span text:style-name="T15"><text:line-break/></text:span><text:span text:style-name="T16">dado </text:span><text:span text:style-name="T16">← </text:span><text:span text:style-name="T16">aux.v</text:span><text:span text:style-name="T16">alor;</text:span><text:span text:style-name="T16"><text:line-break/></text:span><text:span text:style-name="T14">inici</text:span><text:span text:style-name="T14">o ← </text:span><text:span text:style-name="T14">aux.p</text:span><text:span text:style-name="T14">roxim</text:span><text:span text:style-name="T14">o;</text:span><text:span text:style-name="T16"><text:line-break/></text:span><text:span text:style-name="T16">apaga</text:span><text:span text:style-name="T16">r(aux</text:span><text:span text:style-name="T16">);</text:span><text:span text:style-name="T16"><text:line-break/></text:span><text:span text:style-name="T16">taman</text:span><text:span text:style-name="T16">ho--;</text:span><text:span text:style-name="T16"><text:line-break/></text:span><text:span text:style-name="T16">se </text:span><text:span text:style-name="T16">filaV</text:span><text:span text:style-name="T16">azia(</text:span><text:span text:style-name="T16">) </text:span><text:span text:style-name="T16"><text:line-break/></text:span><text:span text:style-name="T16"><text:tab/></text:span><text:span text:style-name="T16">fim ← </text:span><text:span text:style-name="T16">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23" draw:layer="layout" svg:x1="5.5cm" svg:y1="11.1cm" svg:x2="12cm" svg:y2="9.2cm">
          <text:p/>
        </draw:line>
        <draw:custom-shape draw:style-name="gr12" draw:text-style-name="P22" draw:layer="layout" svg:width="2.2cm" svg:height="1.5cm" svg:x="7.2cm" svg:y="4.6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8.3cm" svg:y1="6.1cm" svg:x2="8.3cm" svg:y2="7.8cm">
          <text:p/>
        </draw:line>
        <draw:frame draw:style-name="gr36" draw:text-style-name="P33" draw:layer="layout" svg:width="3.599cm" svg:height="1.673cm" svg:x="6.802cm" svg:y="3.601cm">
          <draw:text-box>
            <text:p text:style-name="P32"><text:span text:style-name="T17">Dado = 2</text:span></text:p>
          </draw:text-box>
        </draw:frame>
        <draw:line draw:style-name="gr13" draw:text-style-name="P23" draw:layer="layout" svg:x1="5.5cm" svg:y1="12.2cm" svg:x2="8.4cm" svg:y2="9.3cm">
          <text:p/>
        </draw:line>
        <draw:line draw:style-name="gr13" draw:text-style-name="P23" draw:layer="layout" svg:x1="9.4cm" svg:y1="8.6cm" svg:x2="12cm" svg:y2="8.6cm">
          <text:p/>
        </draw:line>
        <presentation:notes draw:style-name="dp1">
          <draw:page-thumbnail draw:style-name="gr10" draw:layer="layout" svg:width="19.798cm" svg:height="11.136cm" svg:x="0.6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4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6" draw:layer="layout" svg:width="4.8cm" svg:height="1.04cm" svg:x="19.2cm" svg:y="7.27cm">
          <draw:text-box>
            <text:p text:style-name="P32"><text:span text:style-name="T12">Tamanho = 0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2cm" svg:y="7.8cm">
          <text:p text:style-name="P21"><text:span text:style-name="T6">2</text:span></text:p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3.4cm" svg:height="1.309cm" svg:x="12cm" svg:y="8.4cm">
          <draw:text-box>
            <text:p><text:span text:style-name="T2">NULL</text:span></text:p>
          </draw:text-box>
        </draw:frame>
        <draw:custom-shape draw:name="CaixaDeTexto 20_12" draw:style-name="gr43" draw:text-style-name="P31" draw:layer="layout" svg:width="9.277cm" svg:height="5.887cm" svg:x="19.223cm" svg:y="1.513cm">
          <text:p text:style-name="P29"><text:span text:style-name="T13">dequeue():</text:span></text:p>
          <text:p text:style-name="P30"><text:span text:style-name="T16">aux ← inicio;</text:span><text:span text:style-name="T15"><text:line-break/></text:span><text:span text:style-name="T16">dado ← aux.valor;</text:span><text:span text:style-name="T16"><text:line-break/></text:span><text:span text:style-name="T16">inicio ← aux.proximo;</text:span><text:span text:style-name="T16"><text:line-break/></text:span><text:span text:style-name="T14">apagar(aux);</text:span><text:span text:style-name="T16"><text:line-break/></text:span><text:span text:style-name="T14">tamanho--;</text:span><text:span text:style-name="T16"><text:line-break/></text:span><text:span text:style-name="T16">se filaVazia() </text:span><text:span text:style-name="T16"><text:line-break/></text:span><text:span text:style-name="T16"><text:tab/></text:span><text:span text:style-name="T16">fim ← 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23" draw:layer="layout" svg:x1="5.5cm" svg:y1="11.1cm" svg:x2="12cm" svg:y2="9.2cm">
          <text:p/>
        </draw:line>
        <draw:custom-shape draw:style-name="gr12" draw:text-style-name="P22" draw:layer="layout" svg:width="2.2cm" svg:height="1.5cm" svg:x="7.2cm" svg:y="4.6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8.3cm" svg:y1="6.1cm" svg:x2="8.3cm" svg:y2="7.8cm">
          <text:p/>
        </draw:line>
        <draw:frame draw:style-name="gr36" draw:text-style-name="P33" draw:layer="layout" svg:width="3.599cm" svg:height="1.673cm" svg:x="6.802cm" svg:y="3.601cm">
          <draw:text-box>
            <text:p text:style-name="P32"><text:span text:style-name="T17">Dado = 2</text:span></text:p>
          </draw:text-box>
        </draw:frame>
        <draw:line draw:style-name="gr13" draw:text-style-name="P23" draw:layer="layout" svg:x1="5.5cm" svg:y1="12.2cm" svg:x2="8.4cm" svg:y2="9.3cm">
          <text:p/>
        </draw:line>
        <draw:line draw:style-name="gr13" draw:text-style-name="P23" draw:layer="layout" svg:x1="9.4cm" svg:y1="8.6cm" svg:x2="12cm" svg:y2="8.6cm">
          <text:p/>
        </draw:line>
        <draw:frame draw:style-name="gr32" draw:text-style-name="P34" draw:layer="layout" svg:width="2.386cm" svg:height="3.406cm" svg:x="7.114cm" svg:y="6.9cm">
          <draw:text-box>
            <text:p><text:span text:style-name="T18">X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4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0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5" draw:layer="layout" svg:width="3.4cm" svg:height="1.309cm" svg:x="8cm" svg:y="11cm">
          <draw:text-box>
            <text:p><text:span text:style-name="T2">NULL</text:span></text:p>
          </draw:text-box>
        </draw:frame>
        <draw:custom-shape draw:name="CaixaDeTexto 20_13" draw:style-name="gr44" draw:text-style-name="P31" draw:layer="layout" svg:width="9.277cm" svg:height="5.887cm" svg:x="19.223cm" svg:y="1.513cm">
          <text:p text:style-name="P29"><text:span text:style-name="T13">deque</text:span><text:span text:style-name="T13">ue():</text:span></text:p>
          <text:p text:style-name="P30"><text:span text:style-name="T16">aux ← </text:span><text:span text:style-name="T16">inici</text:span><text:span text:style-name="T16">o;</text:span><text:span text:style-name="T15"><text:line-break/></text:span><text:span text:style-name="T16">dado </text:span><text:span text:style-name="T16">← </text:span><text:span text:style-name="T16">aux.v</text:span><text:span text:style-name="T16">alor;</text:span><text:span text:style-name="T16"><text:line-break/></text:span><text:span text:style-name="T16">inici</text:span><text:span text:style-name="T16">o ← </text:span><text:span text:style-name="T16">aux.p</text:span><text:span text:style-name="T16">roxim</text:span><text:span text:style-name="T16">o;</text:span><text:span text:style-name="T16"><text:line-break/></text:span><text:span text:style-name="T16">apaga</text:span><text:span text:style-name="T16">r(aux</text:span><text:span text:style-name="T16">);</text:span><text:span text:style-name="T16"><text:line-break/></text:span><text:span text:style-name="T16">taman</text:span><text:span text:style-name="T16">ho--;</text:span><text:span text:style-name="T16"><text:line-break/></text:span><text:span text:style-name="T14">se </text:span><text:span text:style-name="T14">filaV</text:span><text:span text:style-name="T14">azia(</text:span><text:span text:style-name="T14">) </text:span><text:span text:style-name="T14"><text:line-break/></text:span><text:span text:style-name="T14"><text:tab/></text:span><text:span text:style-name="T14">fim ← </text:span><text:span text:style-name="T14">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23" draw:layer="layout" svg:x1="5.5cm" svg:y1="11.1cm" svg:x2="8.2cm" svg:y2="11.3cm">
          <text:p/>
        </draw:line>
        <draw:line draw:style-name="gr13" draw:text-style-name="P23" draw:layer="layout" svg:x1="5.5cm" svg:y1="12.4cm" svg:x2="8.2cm" svg:y2="11.8cm">
          <text:p/>
        </draw:line>
        <presentation:notes draw:style-name="dp1">
          <draw:page-thumbnail draw:style-name="gr10" draw:layer="layout" svg:width="19.798cm" svg:height="11.136cm" svg:x="0.6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5. Enfileirar elemento 3 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3.4cm" svg:height="1.309cm" svg:x="8cm" svg:y="11.2cm">
          <draw:text-box>
            <text:p><text:span text:style-name="T2">NULL</text:span></text:p>
          </draw:text-box>
        </draw:frame>
        <draw:line draw:style-name="gr9" draw:text-style-name="P13" draw:layer="layout" svg:x1="5.5cm" svg:y1="11.2cm" svg:x2="8.3cm" svg:y2="11.6cm">
          <text:p/>
        </draw:line>
        <draw:line draw:style-name="gr9" draw:text-style-name="P14" draw:layer="layout" svg:x1="5.5cm" svg:y1="12.2cm" svg:x2="8.3cm" svg:y2="11.8cm">
          <text:p/>
        </draw:line>
        <draw:custom-shape draw:name="CaixaDeTexto 16_11" draw:style-name="gr45" draw:text-style-name="P20" draw:layer="layout" svg:width="8.279cm" svg:height="5.887cm" svg:x="19.021cm" svg:y="1.385cm">
          <text:p text:style-name="P18"><text:span text:style-name="T7">enqueue(val</text:span><text:span text:style-name="T7">or):</text:span></text:p>
          <text:p text:style-name="P19"><text:span text:style-name="T8">novo ← </text:span><text:span text:style-name="T8">criar_noh(v</text:span><text:span text:style-name="T8">alor);</text:span><text:span text:style-name="T9"><text:line-break/></text:span><text:span text:style-name="T9">se </text:span><text:span text:style-name="T9">filaVazia()</text:span><text:span text:style-name="T9"><text:line-break/></text:span><text:span text:style-name="T9">  inicio ← </text:span><text:span text:style-name="T9">novo; </text:span><text:span text:style-name="T9"><text:line-break/></text:span><text:span text:style-name="T9">senão</text:span><text:span text:style-name="T9"><text:line-break/></text:span><text:span text:style-name="T9">  </text:span><text:span text:style-name="T9">fim.proximo </text:span><text:span text:style-name="T9">← novo;</text:span><text:span text:style-name="T9"><text:line-break/></text:span><text:span text:style-name="T9">fim ← novo;</text:span><text:span text:style-name="T9"><text:line-break/></text:span><text:span text:style-name="T9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6.6cm" svg:y="4.7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0.4cm" svg:y="4.891cm">
          <draw:text-box>
            <text:p><text:span text:style-name="T2">NULL</text:span></text:p>
          </draw:text-box>
        </draw:frame>
        <draw:line draw:style-name="gr13" draw:text-style-name="P23" draw:layer="layout" svg:x1="8.8cm" svg:y1="5.4cm" svg:x2="10.6cm" svg:y2="5.4cm">
          <text:p/>
        </draw:line>
        <draw:frame draw:style-name="gr7" draw:text-style-name="P24" draw:layer="layout" svg:width="4.8cm" svg:height="1.04cm" svg:x="19.2cm" svg:y="7.27cm">
          <draw:text-box>
            <text:p><text:span text:style-name="T10">Tamanho = 0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5. Enfileirar elemento 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3.4cm" svg:height="1.309cm" svg:x="8.8cm" svg:y="11.8cm">
          <draw:text-box>
            <text:p><text:span text:style-name="T2">NULL</text:span></text:p>
          </draw:text-box>
        </draw:frame>
        <draw:line draw:style-name="gr9" draw:text-style-name="P13" draw:layer="layout" svg:x1="5.5cm" svg:y1="11.2cm" svg:x2="7.6cm" svg:y2="10cm">
          <text:p/>
        </draw:line>
        <draw:line draw:style-name="gr9" draw:text-style-name="P14" draw:layer="layout" svg:x1="5.5cm" svg:y1="12.2cm" svg:x2="9cm" svg:y2="12.4cm">
          <text:p/>
        </draw:line>
        <draw:custom-shape draw:name="CaixaDeTexto 16_12" draw:style-name="gr46" draw:text-style-name="P20" draw:layer="layout" svg:width="8.279cm" svg:height="5.885cm" svg:x="19.021cm" svg:y="1.385cm">
          <text:p text:style-name="P18"><text:span text:style-name="T7">enque</text:span><text:span text:style-name="T7">ue(va</text:span><text:span text:style-name="T7">lor):</text:span></text:p>
          <text:p text:style-name="P19"><text:span text:style-name="T9">novo </text:span><text:span text:style-name="T9">← </text:span><text:span text:style-name="T9">criar</text:span><text:span text:style-name="T9">_noh(</text:span><text:span text:style-name="T9">valor</text:span><text:span text:style-name="T9">);</text:span><text:span text:style-name="T9"><text:line-break/></text:span><text:span text:style-name="T8">se </text:span><text:span text:style-name="T8">filaV</text:span><text:span text:style-name="T8">azia(</text:span><text:span text:style-name="T8">)</text:span><text:span text:style-name="T8"><text:line-break/></text:span><text:span text:style-name="T8">  </text:span><text:span text:style-name="T8">inici</text:span><text:span text:style-name="T8">o ← </text:span><text:span text:style-name="T8">novo;</text:span><text:span text:style-name="T9"> </text:span><text:span text:style-name="T9"><text:line-break/></text:span><text:span text:style-name="T9">senão</text:span><text:span text:style-name="T9"><text:line-break/></text:span><text:span text:style-name="T9">  </text:span><text:span text:style-name="T9">fim.p</text:span><text:span text:style-name="T9">roxim</text:span><text:span text:style-name="T9">o ← </text:span><text:span text:style-name="T9">novo;</text:span><text:span text:style-name="T9"><text:line-break/></text:span><text:span text:style-name="T9">fim ← </text:span><text:span text:style-name="T9">novo;</text:span><text:span text:style-name="T9"><text:line-break/></text:span><text:span text:style-name="T9">taman</text:span><text:span text:style-name="T9">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9.2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.4cm" svg:y="9.391cm">
          <draw:text-box>
            <text:p><text:span text:style-name="T2">NULL</text:span></text:p>
          </draw:text-box>
        </draw:frame>
        <draw:line draw:style-name="gr13" draw:text-style-name="P23" draw:layer="layout" svg:x1="9.8cm" svg:y1="9.9cm" svg:x2="11.6cm" svg:y2="9.9cm">
          <text:p/>
        </draw:line>
        <draw:frame draw:style-name="gr7" draw:text-style-name="P25" draw:layer="layout" svg:width="4.8cm" svg:height="1.04cm" svg:x="19.2cm" svg:y="7.27cm">
          <draw:text-box>
            <text:p><text:span text:style-name="T11">Tamanho = 0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3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5. Enfileirar elemento 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3" draw:layer="layout" svg:x1="5.5cm" svg:y1="11.2cm" svg:x2="7.6cm" svg:y2="11.4cm">
          <text:p/>
        </draw:line>
        <draw:custom-shape draw:name="CaixaDeTexto 16_13" draw:style-name="gr47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8">fim ← novo;</text:span><text:span text:style-name="T9"><text:line-break/></text:span><text:span text:style-name="T9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9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.4cm" svg:y="11.091cm">
          <draw:text-box>
            <text:p><text:span text:style-name="T2">NULL</text:span></text:p>
          </draw:text-box>
        </draw:frame>
        <draw:line draw:style-name="gr13" draw:text-style-name="P23" draw:layer="layout" svg:x1="9.8cm" svg:y1="11.6cm" svg:x2="11.6cm" svg:y2="11.6cm">
          <text:p/>
        </draw:line>
        <draw:line draw:style-name="gr13" draw:text-style-name="P23" draw:layer="layout" svg:x1="5.5cm" svg:y1="12.2cm" svg:x2="7.6cm" svg:y2="12cm">
          <text:p/>
        </draw:line>
        <draw:frame draw:style-name="gr7" draw:text-style-name="P25" draw:layer="layout" svg:width="4.8cm" svg:height="1.04cm" svg:x="19.2cm" svg:y="7.27cm">
          <draw:text-box>
            <text:p><text:span text:style-name="T11">Tamanho = 0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3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5. Enfileirar elemento 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6" draw:layer="layout" svg:width="4.8cm" svg:height="1.04cm" svg:x="19.2cm" svg:y="7.27cm">
          <draw:text-box>
            <text:p><text:span text:style-name="T12">Tamanho = 1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3" draw:layer="layout" svg:x1="5.5cm" svg:y1="11.2cm" svg:x2="7.6cm" svg:y2="11.4cm">
          <text:p/>
        </draw:line>
        <draw:custom-shape draw:name="CaixaDeTexto 16_14" draw:style-name="gr48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9">fim ← novo;</text:span><text:span text:style-name="T9"><text:line-break/></text:span><text:span text:style-name="T8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9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.4cm" svg:y="11.091cm">
          <draw:text-box>
            <text:p><text:span text:style-name="T2">NULL</text:span></text:p>
          </draw:text-box>
        </draw:frame>
        <draw:line draw:style-name="gr13" draw:text-style-name="P23" draw:layer="layout" svg:x1="9.8cm" svg:y1="11.6cm" svg:x2="11.6cm" svg:y2="11.6cm">
          <text:p/>
        </draw:line>
        <draw:line draw:style-name="gr13" draw:text-style-name="P23" draw:layer="layout" svg:x1="5.5cm" svg:y1="12.2cm" svg:x2="7.6cm" svg:y2="12cm">
          <text:p/>
        </draw:line>
        <presentation:notes draw:style-name="dp1">
          <draw:page-thumbnail draw:style-name="gr10" draw:layer="layout" svg:width="19.798cm" svg:height="11.136cm" svg:x="0.6cm" svg:y="2.257cm" draw:page-number="3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6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1</text:span></text:p>
          </draw:text-box>
        </draw:frame>
        <draw:custom-shape draw:style-name="gr5" draw:text-style-name="P10" xml:id="id37" draw:id="id37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7" draw:layer="layout" svg:x1="5.5cm" svg:y1="12.2cm" svg:x2="8.3cm" svg:y2="11.5cm" draw:start-shape="id37" draw:start-glue-point="1" draw:end-shape="id38" draw:end-glue-point="2" svg:d="M5500 12200h2800v-700" svg:viewBox="0 0 2801 701">
          <text:p/>
        </draw:connector>
        <draw:custom-shape draw:style-name="gr12" draw:text-style-name="P22" xml:id="id38" draw:id="id38" draw:layer="layout" svg:width="2.2cm" svg:height="1.5cm" svg:x="7.2cm" svg:y="10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cm" svg:y="10.191cm">
          <draw:text-box>
            <text:p><text:span text:style-name="T2">NULL</text:span></text:p>
          </draw:text-box>
        </draw:frame>
        <draw:line draw:style-name="gr13" draw:text-style-name="P23" draw:layer="layout" svg:x1="9.4cm" svg:y1="10.7cm" svg:x2="11.2cm" svg:y2="10.7cm">
          <text:p/>
        </draw:line>
        <draw:custom-shape draw:name="CaixaDeTexto 20_14" draw:style-name="gr49" draw:text-style-name="P31" draw:layer="layout" svg:width="9.277cm" svg:height="5.887cm" svg:x="19.223cm" svg:y="1.513cm">
          <text:p text:style-name="P29"><text:span text:style-name="T13">dequeue():</text:span></text:p>
          <text:p text:style-name="P30"><text:span text:style-name="T14">aux ← inicio;</text:span><text:span text:style-name="T15"><text:line-break/></text:span><text:span text:style-name="T16">dado ← aux.valor;</text:span><text:span text:style-name="T16"><text:line-break/></text:span><text:span text:style-name="T16">inicio ← aux.proximo;</text:span><text:span text:style-name="T16"><text:line-break/></text:span><text:span text:style-name="T16">apagar(aux);</text:span><text:span text:style-name="T16"><text:line-break/></text:span><text:span text:style-name="T16">tamanho--;</text:span><text:span text:style-name="T16"><text:line-break/></text:span><text:span text:style-name="T16">se filaVazia() </text:span><text:span text:style-name="T16"><text:line-break/></text:span><text:span text:style-name="T16"><text:tab/></text:span><text:span text:style-name="T16">fim ← 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23" draw:layer="layout" svg:x1="5.5cm" svg:y1="11.1cm" svg:x2="7.2cm" svg:y2="11.1cm">
          <text:p/>
        </draw:line>
        <draw:custom-shape draw:style-name="gr12" draw:text-style-name="P22" draw:layer="layout" svg:width="2.2cm" svg:height="1.5cm" svg:x="7.2cm" svg:y="4.6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8.3cm" svg:y1="6.1cm" svg:x2="8.3cm" svg:y2="10cm">
          <text:p/>
        </draw:line>
        <presentation:notes draw:style-name="dp1">
          <draw:page-thumbnail draw:style-name="gr10" draw:layer="layout" svg:width="19.798cm" svg:height="11.136cm" svg:x="0.6cm" svg:y="2.257cm" draw:page-number="3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6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1</text:span></text:p>
          </draw:text-box>
        </draw:frame>
        <draw:custom-shape draw:style-name="gr5" draw:text-style-name="P10" xml:id="id39" draw:id="id39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7" draw:layer="layout" svg:x1="5.5cm" svg:y1="12.2cm" svg:x2="8.3cm" svg:y2="11.5cm" draw:start-shape="id39" draw:start-glue-point="1" draw:end-shape="id40" draw:end-glue-point="2" svg:d="M5500 12200h2800v-700" svg:viewBox="0 0 2801 701">
          <text:p/>
        </draw:connector>
        <draw:custom-shape draw:style-name="gr12" draw:text-style-name="P22" xml:id="id40" draw:id="id40" draw:layer="layout" svg:width="2.2cm" svg:height="1.5cm" svg:x="7.2cm" svg:y="10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cm" svg:y="10.191cm">
          <draw:text-box>
            <text:p><text:span text:style-name="T2">NULL</text:span></text:p>
          </draw:text-box>
        </draw:frame>
        <draw:line draw:style-name="gr13" draw:text-style-name="P23" draw:layer="layout" svg:x1="9.4cm" svg:y1="10.7cm" svg:x2="11.2cm" svg:y2="10.7cm">
          <text:p/>
        </draw:line>
        <draw:custom-shape draw:name="CaixaDeTexto 20_15" draw:style-name="gr50" draw:text-style-name="P31" draw:layer="layout" svg:width="9.277cm" svg:height="5.887cm" svg:x="19.223cm" svg:y="1.513cm">
          <text:p text:style-name="P29"><text:span text:style-name="T13">dequeue():</text:span></text:p>
          <text:p text:style-name="P30"><text:span text:style-name="T16">aux ← inicio;</text:span><text:span text:style-name="T15"><text:line-break/></text:span><text:span text:style-name="T14">dado ← aux.valor;</text:span><text:span text:style-name="T16"><text:line-break/></text:span><text:span text:style-name="T16">inicio ← aux.proximo;</text:span><text:span text:style-name="T16"><text:line-break/></text:span><text:span text:style-name="T16">apagar(aux);</text:span><text:span text:style-name="T16"><text:line-break/></text:span><text:span text:style-name="T16">tamanho--;</text:span><text:span text:style-name="T16"><text:line-break/></text:span><text:span text:style-name="T16">se filaVazia() </text:span><text:span text:style-name="T16"><text:line-break/></text:span><text:span text:style-name="T16"><text:tab/></text:span><text:span text:style-name="T16">fim ← 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23" draw:layer="layout" svg:x1="5.5cm" svg:y1="11.1cm" svg:x2="7.2cm" svg:y2="11.1cm">
          <text:p/>
        </draw:line>
        <draw:custom-shape draw:style-name="gr12" draw:text-style-name="P22" draw:layer="layout" svg:width="2.2cm" svg:height="1.5cm" svg:x="7.2cm" svg:y="4.6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8.3cm" svg:y1="6.1cm" svg:x2="8.3cm" svg:y2="10cm">
          <text:p/>
        </draw:line>
        <draw:frame draw:style-name="gr36" draw:text-style-name="P33" draw:layer="layout" svg:width="3.599cm" svg:height="1.673cm" svg:x="6.802cm" svg:y="3.601cm">
          <draw:text-box>
            <text:p text:style-name="P32"><text:span text:style-name="T17">Dado = 3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3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6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1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2cm" svg:y="7.8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3.4cm" svg:height="1.309cm" svg:x="12cm" svg:y="8.4cm">
          <draw:text-box>
            <text:p><text:span text:style-name="T2">NULL</text:span></text:p>
          </draw:text-box>
        </draw:frame>
        <draw:custom-shape draw:name="CaixaDeTexto 20_16" draw:style-name="gr51" draw:text-style-name="P31" draw:layer="layout" svg:width="9.277cm" svg:height="5.887cm" svg:x="19.223cm" svg:y="1.513cm">
          <text:p text:style-name="P29"><text:span text:style-name="T13">dequeue():</text:span></text:p>
          <text:p text:style-name="P30"><text:span text:style-name="T16">aux ← inicio;</text:span><text:span text:style-name="T15"><text:line-break/></text:span><text:span text:style-name="T16">dado ← aux.valor;</text:span><text:span text:style-name="T16"><text:line-break/></text:span><text:span text:style-name="T14">inicio ← aux.proximo;</text:span><text:span text:style-name="T16"><text:line-break/></text:span><text:span text:style-name="T16">apagar(aux);</text:span><text:span text:style-name="T16"><text:line-break/></text:span><text:span text:style-name="T16">tamanho--;</text:span><text:span text:style-name="T16"><text:line-break/></text:span><text:span text:style-name="T16">se filaVazia() </text:span><text:span text:style-name="T16"><text:line-break/></text:span><text:span text:style-name="T16"><text:tab/></text:span><text:span text:style-name="T16">fim ← 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23" draw:layer="layout" svg:x1="5.5cm" svg:y1="11.1cm" svg:x2="12cm" svg:y2="9.2cm">
          <text:p/>
        </draw:line>
        <draw:custom-shape draw:style-name="gr12" draw:text-style-name="P22" draw:layer="layout" svg:width="2.2cm" svg:height="1.5cm" svg:x="7.2cm" svg:y="4.6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8.3cm" svg:y1="6.1cm" svg:x2="8.3cm" svg:y2="7.8cm">
          <text:p/>
        </draw:line>
        <draw:frame draw:style-name="gr36" draw:text-style-name="P33" draw:layer="layout" svg:width="3.599cm" svg:height="1.673cm" svg:x="6.802cm" svg:y="3.601cm">
          <draw:text-box>
            <text:p text:style-name="P32"><text:span text:style-name="T17">Dado = 3</text:span></text:p>
          </draw:text-box>
        </draw:frame>
        <draw:line draw:style-name="gr13" draw:text-style-name="P23" draw:layer="layout" svg:x1="5.5cm" svg:y1="12.2cm" svg:x2="8.4cm" svg:y2="9.3cm">
          <text:p/>
        </draw:line>
        <draw:line draw:style-name="gr13" draw:text-style-name="P23" draw:layer="layout" svg:x1="9.4cm" svg:y1="8.6cm" svg:x2="12cm" svg:y2="8.6cm">
          <text:p/>
        </draw:line>
        <presentation:notes draw:style-name="dp1">
          <draw:page-thumbnail draw:style-name="gr10" draw:layer="layout" svg:width="19.798cm" svg:height="11.136cm" svg:x="0.6cm" svg:y="2.257cm" draw:page-number="3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6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6" draw:layer="layout" svg:width="4.8cm" svg:height="1.04cm" svg:x="19.2cm" svg:y="7.27cm">
          <draw:text-box>
            <text:p text:style-name="P32"><text:span text:style-name="T12">Tamanho = 0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2cm" svg:y="7.8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3.4cm" svg:height="1.309cm" svg:x="12cm" svg:y="8.4cm">
          <draw:text-box>
            <text:p><text:span text:style-name="T2">NULL</text:span></text:p>
          </draw:text-box>
        </draw:frame>
        <draw:custom-shape draw:name="CaixaDeTexto 20_17" draw:style-name="gr52" draw:text-style-name="P31" draw:layer="layout" svg:width="9.277cm" svg:height="5.887cm" svg:x="19.223cm" svg:y="1.513cm">
          <text:p text:style-name="P29"><text:span text:style-name="T13">dequeue():</text:span></text:p>
          <text:p text:style-name="P30"><text:span text:style-name="T16">aux ← inicio;</text:span><text:span text:style-name="T15"><text:line-break/></text:span><text:span text:style-name="T16">dado ← aux.valor;</text:span><text:span text:style-name="T16"><text:line-break/></text:span><text:span text:style-name="T16">inicio ← aux.proximo;</text:span><text:span text:style-name="T16"><text:line-break/></text:span><text:span text:style-name="T14">apagar(aux);</text:span><text:span text:style-name="T16"><text:line-break/></text:span><text:span text:style-name="T14">tamanho--;</text:span><text:span text:style-name="T16"><text:line-break/></text:span><text:span text:style-name="T16">se filaVazia() </text:span><text:span text:style-name="T16"><text:line-break/></text:span><text:span text:style-name="T16"><text:tab/></text:span><text:span text:style-name="T16">fim ← 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23" draw:layer="layout" svg:x1="5.5cm" svg:y1="11.1cm" svg:x2="12cm" svg:y2="9.2cm">
          <text:p/>
        </draw:line>
        <draw:custom-shape draw:style-name="gr12" draw:text-style-name="P22" draw:layer="layout" svg:width="2.2cm" svg:height="1.5cm" svg:x="7.2cm" svg:y="4.6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8.3cm" svg:y1="6.1cm" svg:x2="8.3cm" svg:y2="7.8cm">
          <text:p/>
        </draw:line>
        <draw:frame draw:style-name="gr36" draw:text-style-name="P33" draw:layer="layout" svg:width="3.599cm" svg:height="1.673cm" svg:x="6.802cm" svg:y="3.601cm">
          <draw:text-box>
            <text:p text:style-name="P32"><text:span text:style-name="T17">Dado = 3</text:span></text:p>
          </draw:text-box>
        </draw:frame>
        <draw:line draw:style-name="gr13" draw:text-style-name="P23" draw:layer="layout" svg:x1="5.5cm" svg:y1="12.2cm" svg:x2="8.4cm" svg:y2="9.3cm">
          <text:p/>
        </draw:line>
        <draw:line draw:style-name="gr13" draw:text-style-name="P23" draw:layer="layout" svg:x1="9.4cm" svg:y1="8.6cm" svg:x2="12cm" svg:y2="8.6cm">
          <text:p/>
        </draw:line>
        <draw:frame draw:style-name="gr32" draw:text-style-name="P34" draw:layer="layout" svg:width="2.386cm" svg:height="3.406cm" svg:x="7.114cm" svg:y="6.894cm">
          <draw:text-box>
            <text:p><text:span text:style-name="T18">X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3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6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0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5" draw:layer="layout" svg:width="3.4cm" svg:height="1.309cm" svg:x="8cm" svg:y="11cm">
          <draw:text-box>
            <text:p><text:span text:style-name="T2">NULL</text:span></text:p>
          </draw:text-box>
        </draw:frame>
        <draw:custom-shape draw:name="CaixaDeTexto 20_18" draw:style-name="gr53" draw:text-style-name="P31" draw:layer="layout" svg:width="9.277cm" svg:height="5.887cm" svg:x="19.223cm" svg:y="1.513cm">
          <text:p text:style-name="P29"><text:span text:style-name="T13">dequeue():</text:span></text:p>
          <text:p text:style-name="P30"><text:span text:style-name="T16">aux ← inicio;</text:span><text:span text:style-name="T15"><text:line-break/></text:span><text:span text:style-name="T16">dado ← aux.valor;</text:span><text:span text:style-name="T16"><text:line-break/></text:span><text:span text:style-name="T16">inicio ← aux.proximo;</text:span><text:span text:style-name="T16"><text:line-break/></text:span><text:span text:style-name="T16">apagar(aux);</text:span><text:span text:style-name="T16"><text:line-break/></text:span><text:span text:style-name="T16">tamanho--;</text:span><text:span text:style-name="T16"><text:line-break/></text:span><text:span text:style-name="T14">se filaVazia() </text:span><text:span text:style-name="T14"><text:line-break/></text:span><text:span text:style-name="T14"><text:tab/></text:span><text:span text:style-name="T14">fim ← 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23" draw:layer="layout" svg:x1="5.5cm" svg:y1="11.1cm" svg:x2="8.2cm" svg:y2="11.3cm">
          <text:p/>
        </draw:line>
        <draw:line draw:style-name="gr13" draw:text-style-name="P23" draw:layer="layout" svg:x1="5.5cm" svg:y1="12.4cm" svg:x2="8.2cm" svg:y2="11.8cm">
          <text:p/>
        </draw:line>
        <presentation:notes draw:style-name="dp1">
          <draw:page-thumbnail draw:style-name="gr10" draw:layer="layout" svg:width="19.798cm" svg:height="11.136cm" svg:x="0.6cm" svg:y="2.257cm" draw:page-number="3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7. Enfileirar elementos 6,8,0,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3.4cm" svg:height="1.309cm" svg:x="8cm" svg:y="11.2cm">
          <draw:text-box>
            <text:p><text:span text:style-name="T2">NULL</text:span></text:p>
          </draw:text-box>
        </draw:frame>
        <draw:line draw:style-name="gr9" draw:text-style-name="P13" draw:layer="layout" svg:x1="5.5cm" svg:y1="11.2cm" svg:x2="8.3cm" svg:y2="11.6cm">
          <text:p/>
        </draw:line>
        <draw:line draw:style-name="gr9" draw:text-style-name="P14" draw:layer="layout" svg:x1="5.5cm" svg:y1="12.2cm" svg:x2="8.3cm" svg:y2="11.8cm">
          <text:p/>
        </draw:line>
        <draw:custom-shape draw:name="CaixaDeTexto 16_15" draw:style-name="gr54" draw:text-style-name="P20" draw:layer="layout" svg:width="8.279cm" svg:height="5.887cm" svg:x="19.021cm" svg:y="1.385cm">
          <text:p text:style-name="P18"><text:span text:style-name="T7">enqueue(valor):</text:span></text:p>
          <text:p text:style-name="P19"><text:span text:style-name="T8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9">fim ← novo;</text:span><text:span text:style-name="T9"><text:line-break/></text:span><text:span text:style-name="T9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6.6cm" svg:y="4.7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0.4cm" svg:y="4.891cm">
          <draw:text-box>
            <text:p><text:span text:style-name="T2">NULL</text:span></text:p>
          </draw:text-box>
        </draw:frame>
        <draw:line draw:style-name="gr13" draw:text-style-name="P23" draw:layer="layout" svg:x1="8.8cm" svg:y1="5.4cm" svg:x2="10.6cm" svg:y2="5.4cm">
          <text:p/>
        </draw:line>
        <draw:frame draw:style-name="gr7" draw:text-style-name="P24" draw:layer="layout" svg:width="4.8cm" svg:height="1.04cm" svg:x="19.2cm" svg:y="7.27cm">
          <draw:text-box>
            <text:p><text:span text:style-name="T10">Tamanho = 0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3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7. Enfileirar elementos 6,8,0,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3.4cm" svg:height="1.309cm" svg:x="8.8cm" svg:y="11.8cm">
          <draw:text-box>
            <text:p><text:span text:style-name="T2">NULL</text:span></text:p>
          </draw:text-box>
        </draw:frame>
        <draw:line draw:style-name="gr9" draw:text-style-name="P13" draw:layer="layout" svg:x1="5.5cm" svg:y1="11.2cm" svg:x2="7.6cm" svg:y2="10cm">
          <text:p/>
        </draw:line>
        <draw:line draw:style-name="gr9" draw:text-style-name="P14" draw:layer="layout" svg:x1="5.5cm" svg:y1="12.2cm" svg:x2="9cm" svg:y2="12.4cm">
          <text:p/>
        </draw:line>
        <draw:custom-shape draw:name="CaixaDeTexto 16_16" draw:style-name="gr55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8">se filaVazia()</text:span><text:span text:style-name="T8"><text:line-break/></text:span><text:span text:style-name="T8">  inicio ← novo;</text:span><text:span text:style-name="T9">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9">fim ← novo;</text:span><text:span text:style-name="T9"><text:line-break/></text:span><text:span text:style-name="T9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9.2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.4cm" svg:y="9.391cm">
          <draw:text-box>
            <text:p><text:span text:style-name="T2">NULL</text:span></text:p>
          </draw:text-box>
        </draw:frame>
        <draw:line draw:style-name="gr13" draw:text-style-name="P23" draw:layer="layout" svg:x1="9.8cm" svg:y1="9.9cm" svg:x2="11.6cm" svg:y2="9.9cm">
          <text:p/>
        </draw:line>
        <draw:frame draw:style-name="gr7" draw:text-style-name="P25" draw:layer="layout" svg:width="4.8cm" svg:height="1.04cm" svg:x="19.2cm" svg:y="7.27cm">
          <draw:text-box>
            <text:p><text:span text:style-name="T11">Tamanho = 0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3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7. Enfileirar elementos 6,8,0,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3" draw:layer="layout" svg:x1="5.5cm" svg:y1="11.2cm" svg:x2="7.6cm" svg:y2="11.4cm">
          <text:p/>
        </draw:line>
        <draw:custom-shape draw:name="CaixaDeTexto 16_17" draw:style-name="gr56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8">fim ← novo;</text:span><text:span text:style-name="T9"><text:line-break/></text:span><text:span text:style-name="T9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9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.4cm" svg:y="11.091cm">
          <draw:text-box>
            <text:p><text:span text:style-name="T2">NULL</text:span></text:p>
          </draw:text-box>
        </draw:frame>
        <draw:line draw:style-name="gr13" draw:text-style-name="P23" draw:layer="layout" svg:x1="9.8cm" svg:y1="11.6cm" svg:x2="11.6cm" svg:y2="11.6cm">
          <text:p/>
        </draw:line>
        <draw:line draw:style-name="gr13" draw:text-style-name="P23" draw:layer="layout" svg:x1="5.5cm" svg:y1="12.2cm" svg:x2="7.6cm" svg:y2="12cm">
          <text:p/>
        </draw:line>
        <draw:frame draw:style-name="gr7" draw:text-style-name="P25" draw:layer="layout" svg:width="4.8cm" svg:height="1.04cm" svg:x="19.2cm" svg:y="7.27cm">
          <draw:text-box>
            <text:p><text:span text:style-name="T11">Tamanho = 0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4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7. Enfileirar elementos 6,8,0,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6" draw:layer="layout" svg:width="4.8cm" svg:height="1.04cm" svg:x="19.2cm" svg:y="7.27cm">
          <draw:text-box>
            <text:p><text:span text:style-name="T12">Tamanho = 1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3" draw:layer="layout" svg:x1="5.5cm" svg:y1="11.2cm" svg:x2="7.6cm" svg:y2="11.4cm">
          <text:p/>
        </draw:line>
        <draw:custom-shape draw:name="CaixaDeTexto 16_18" draw:style-name="gr57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9">fim ← novo;</text:span><text:span text:style-name="T9"><text:line-break/></text:span><text:span text:style-name="T8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9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.4cm" svg:y="11.091cm">
          <draw:text-box>
            <text:p><text:span text:style-name="T2">NULL</text:span></text:p>
          </draw:text-box>
        </draw:frame>
        <draw:line draw:style-name="gr13" draw:text-style-name="P23" draw:layer="layout" svg:x1="9.8cm" svg:y1="11.6cm" svg:x2="11.6cm" svg:y2="11.6cm">
          <text:p/>
        </draw:line>
        <draw:line draw:style-name="gr13" draw:text-style-name="P23" draw:layer="layout" svg:x1="5.5cm" svg:y1="12.2cm" svg:x2="7.6cm" svg:y2="12cm">
          <text:p/>
        </draw:line>
        <presentation:notes draw:style-name="dp1">
          <draw:page-thumbnail draw:style-name="gr10" draw:layer="layout" svg:width="19.798cm" svg:height="11.136cm" svg:x="0.6cm" svg:y="2.257cm" draw:page-number="4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7. Enfileirar elementos 6,8,0,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><text:span text:style-name="T11">Tamanho = 1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3" draw:layer="layout" svg:x1="5.5cm" svg:y1="11.2cm" svg:x2="7.6cm" svg:y2="11.4cm">
          <text:p/>
        </draw:line>
        <draw:custom-shape draw:name="CaixaDeTexto 16_19" draw:style-name="gr58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8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9">fim ← novo;</text:span><text:span text:style-name="T9"><text:line-break/></text:span><text:span text:style-name="T9">tamanho++;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9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.4cm" svg:y="11.091cm">
          <draw:text-box>
            <text:p><text:span text:style-name="T2">NULL</text:span></text:p>
          </draw:text-box>
        </draw:frame>
        <draw:line draw:style-name="gr13" draw:text-style-name="P23" draw:layer="layout" svg:x1="9.8cm" svg:y1="11.6cm" svg:x2="11.6cm" svg:y2="11.6cm">
          <text:p/>
        </draw:line>
        <draw:line draw:style-name="gr13" draw:text-style-name="P23" draw:layer="layout" svg:x1="5.5cm" svg:y1="12.2cm" svg:x2="7.6cm" svg:y2="12cm">
          <text:p/>
        </draw:line>
        <draw:custom-shape draw:style-name="gr12" draw:text-style-name="P22" draw:layer="layout" svg:width="2.2cm" svg:height="1.5cm" svg:x="7.6cm" svg:y="5.2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.4cm" svg:y="5.4cm">
          <draw:text-box>
            <text:p><text:span text:style-name="T2">NULL</text:span></text:p>
          </draw:text-box>
        </draw:frame>
        <draw:line draw:style-name="gr13" draw:text-style-name="P23" draw:layer="layout" svg:x1="9.8cm" svg:y1="5.909cm" svg:x2="11.6cm" svg:y2="5.909cm">
          <text:p/>
        </draw:line>
        <presentation:notes draw:style-name="dp1">
          <draw:page-thumbnail draw:style-name="gr10" draw:layer="layout" svg:width="19.798cm" svg:height="11.136cm" svg:x="0.6cm" svg:y="2.257cm" draw:page-number="4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7. Enfileirar elementos 6,8,0,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><text:span text:style-name="T11">Tamanho = 1</text:span></text:p>
          </draw:text-box>
        </draw:frame>
        <draw:custom-shape draw:style-name="gr5" draw:text-style-name="P10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3" draw:layer="layout" svg:x1="5.5cm" svg:y1="11.2cm" svg:x2="7.6cm" svg:y2="11.4cm">
          <text:p/>
        </draw:line>
        <draw:custom-shape draw:name="CaixaDeTexto 16_20" draw:style-name="gr59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8">senão</text:span><text:span text:style-name="T8"><text:line-break/></text:span><text:span text:style-name="T8">  fim.proximo ← novo;</text:span><text:span text:style-name="T9"><text:line-break/></text:span><text:span text:style-name="T9">fim ← novo;</text:span><text:span text:style-name="T9"><text:line-break/></text:span><text:span text:style-name="T9">tamanho++;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9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.6cm" svg:x2="11.6cm" svg:y2="11.6cm">
          <text:p/>
        </draw:line>
        <draw:line draw:style-name="gr13" draw:text-style-name="P23" draw:layer="layout" svg:x1="5.5cm" svg:y1="12.2cm" svg:x2="7.6cm" svg:y2="12cm">
          <text:p/>
        </draw:line>
        <draw:custom-shape draw:style-name="gr12" draw:text-style-name="P22" draw:layer="layout" svg:width="2.2cm" svg:height="1.5cm" svg:x="11.6cm" svg:y="10.8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5.4cm" svg:y="11cm">
          <draw:text-box>
            <text:p><text:span text:style-name="T2">NULL</text:span></text:p>
          </draw:text-box>
        </draw:frame>
        <draw:line draw:style-name="gr13" draw:text-style-name="P23" draw:layer="layout" svg:x1="13.8cm" svg:y1="11.509cm" svg:x2="15.6cm" svg:y2="11.509cm">
          <text:p/>
        </draw:line>
        <presentation:notes draw:style-name="dp1">
          <draw:page-thumbnail draw:style-name="gr10" draw:layer="layout" svg:width="19.798cm" svg:height="11.136cm" svg:x="0.6cm" svg:y="2.257cm" draw:page-number="4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7. Enfileirar elementos 6,8,0,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6" draw:layer="layout" svg:width="4.8cm" svg:height="1.04cm" svg:x="19.2cm" svg:y="7.27cm">
          <draw:text-box>
            <text:p><text:span text:style-name="T11">Tamanho = 1</text:span></text:p>
          </draw:text-box>
        </draw:frame>
        <draw:custom-shape draw:style-name="gr5" draw:text-style-name="P10" xml:id="id41" draw:id="id41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6_21" draw:style-name="gr60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8">fim ← novo;</text:span><text:span text:style-name="T9"><text:line-break/></text:span><text:span text:style-name="T9">tamanho++;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3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xml:id="id42" draw:id="id42" draw:layer="layout" svg:width="2.2cm" svg:height="1.5cm" svg:x="11.6cm" svg:y="10.2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5.4cm" svg:y="10.4cm">
          <draw:text-box>
            <text:p><text:span text:style-name="T2">NULL</text:span></text:p>
          </draw:text-box>
        </draw:fram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2.7cm" svg:y2="11.7cm" draw:start-shape="id41" draw:start-glue-point="1" draw:end-shape="id42" draw:end-glue-point="2" svg:d="M5500 12200h3050v1h4150v-501" svg:viewBox="0 0 7201 502">
          <text:p/>
        </draw:connector>
        <presentation:notes draw:style-name="dp1">
          <draw:page-thumbnail draw:style-name="gr10" draw:layer="layout" svg:width="19.798cm" svg:height="11.136cm" svg:x="0.6cm" svg:y="2.257cm" draw:page-number="4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7. Enfileirar elementos 6,8,0,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6" draw:layer="layout" svg:width="4.8cm" svg:height="1.04cm" svg:x="19.2cm" svg:y="7.27cm">
          <draw:text-box>
            <text:p><text:span text:style-name="T12">Tamanho = 2</text:span></text:p>
          </draw:text-box>
        </draw:frame>
        <draw:custom-shape draw:style-name="gr5" draw:text-style-name="P10" xml:id="id43" draw:id="id43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6_22" draw:style-name="gr61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9">fim ← novo;</text:span><text:span text:style-name="T9"><text:line-break/></text:span><text:span text:style-name="T8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3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xml:id="id44" draw:id="id44" draw:layer="layout" svg:width="2.2cm" svg:height="1.5cm" svg:x="11.6cm" svg:y="10.2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5.4cm" svg:y="10.4cm">
          <draw:text-box>
            <text:p><text:span text:style-name="T2">NULL</text:span></text:p>
          </draw:text-box>
        </draw:fram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2.7cm" svg:y2="11.7cm" draw:start-shape="id43" draw:start-glue-point="1" draw:end-shape="id44" draw:end-glue-point="2" svg:d="M5500 12200h3050v1h4150v-501" svg:viewBox="0 0 7201 502">
          <text:p/>
        </draw:connector>
        <presentation:notes draw:style-name="dp1">
          <draw:page-thumbnail draw:style-name="gr10" draw:layer="layout" svg:width="19.798cm" svg:height="11.136cm" svg:x="0.6cm" svg:y="2.257cm" draw:page-number="4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7. Enfileirar elementos 6,8,0,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><text:span text:style-name="T11">Tamanho = 2</text:span></text:p>
          </draw:text-box>
        </draw:frame>
        <draw:custom-shape draw:style-name="gr5" draw:text-style-name="P10" xml:id="id45" draw:id="id45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6_23" draw:style-name="gr62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8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9">fim ← novo;</text:span><text:span text:style-name="T9"><text:line-break/></text:span><text:span text:style-name="T9">tamanho++;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3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xml:id="id46" draw:id="id46" draw:layer="layout" svg:width="2.2cm" svg:height="1.5cm" svg:x="11.6cm" svg:y="10.2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5.4cm" svg:y="10.4cm">
          <draw:text-box>
            <text:p><text:span text:style-name="T2">NULL</text:span></text:p>
          </draw:text-box>
        </draw:fram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2.7cm" svg:y2="11.7cm" draw:start-shape="id45" draw:start-glue-point="1" draw:end-shape="id46" draw:end-glue-point="2" svg:d="M5500 12200h3050v1h4150v-501" svg:viewBox="0 0 7201 502">
          <text:p/>
        </draw:connector>
        <draw:custom-shape draw:style-name="gr12" draw:text-style-name="P22" draw:layer="layout" svg:width="2.2cm" svg:height="1.5cm" svg:x="7.7cm" svg:y="4.691cm">
          <text:p text:style-name="P21"><text:span text:style-name="T6">0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.5cm" svg:y="4.891cm">
          <draw:text-box>
            <text:p><text:span text:style-name="T2">NULL</text:span></text:p>
          </draw:text-box>
        </draw:frame>
        <draw:line draw:style-name="gr13" draw:text-style-name="P23" draw:layer="layout" svg:x1="9.9cm" svg:y1="5.4cm" svg:x2="11.7cm" svg:y2="5.4cm">
          <text:p/>
        </draw:line>
        <presentation:notes draw:style-name="dp1">
          <draw:page-thumbnail draw:style-name="gr10" draw:layer="layout" svg:width="19.798cm" svg:height="11.136cm" svg:x="0.6cm" svg:y="2.257cm" draw:page-number="4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7. Enfileirar elementos 6,8,0,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><text:span text:style-name="T11">Tamanho = 2</text:span></text:p>
          </draw:text-box>
        </draw:frame>
        <draw:custom-shape draw:style-name="gr5" draw:text-style-name="P10" xml:id="id47" draw:id="id47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6_24" draw:style-name="gr63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8">senão</text:span><text:span text:style-name="T8"><text:line-break/></text:span><text:span text:style-name="T8">  fim.proximo ← novo;</text:span><text:span text:style-name="T9"><text:line-break/></text:span><text:span text:style-name="T9">fim ← novo;</text:span><text:span text:style-name="T9"><text:line-break/></text:span><text:span text:style-name="T9">tamanho++;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3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xml:id="id48" draw:id="id48" draw:layer="layout" svg:width="2.2cm" svg:height="1.5cm" svg:x="11.6cm" svg:y="10.2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2.7cm" svg:y2="11.7cm" draw:start-shape="id47" draw:start-glue-point="1" draw:end-shape="id48" draw:end-glue-point="2" svg:d="M5500 12200h3050v1h4150v-501" svg:viewBox="0 0 7201 502">
          <text:p/>
        </draw:connector>
        <draw:custom-shape draw:style-name="gr12" draw:text-style-name="P22" draw:layer="layout" svg:width="2.2cm" svg:height="1.5cm" svg:x="15.6cm" svg:y="10.2cm">
          <text:p text:style-name="P21"><text:span text:style-name="T6">0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9.4cm" svg:y="10.4cm">
          <draw:text-box>
            <text:p><text:span text:style-name="T2">NULL</text:span></text:p>
          </draw:text-box>
        </draw:frame>
        <draw:line draw:style-name="gr13" draw:text-style-name="P23" draw:layer="layout" svg:x1="17.8cm" svg:y1="10.909cm" svg:x2="19.6cm" svg:y2="10.909cm">
          <text:p/>
        </draw:line>
        <presentation:notes draw:style-name="dp1">
          <draw:page-thumbnail draw:style-name="gr10" draw:layer="layout" svg:width="19.798cm" svg:height="11.136cm" svg:x="0.6cm" svg:y="2.257cm" draw:page-number="4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7. Enfileirar elementos 6,8,0,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><text:span text:style-name="T11">Tamanho = 2</text:span></text:p>
          </draw:text-box>
        </draw:frame>
        <draw:custom-shape draw:style-name="gr5" draw:text-style-name="P10" xml:id="id49" draw:id="id49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6_25" draw:style-name="gr64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8">fim ← novo;</text:span><text:span text:style-name="T9"><text:line-break/></text:span><text:span text:style-name="T9">tamanho++;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3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draw:layer="layout" svg:width="2.2cm" svg:height="1.5cm" svg:x="11.6cm" svg:y="10.2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6.7cm" svg:y2="11.7cm" draw:start-shape="id49" draw:start-glue-point="1" draw:end-shape="id50" draw:end-glue-point="2" svg:d="M5500 12200h5050v1h6150v-501" svg:viewBox="0 0 11201 502">
          <text:p/>
        </draw:connector>
        <draw:custom-shape draw:style-name="gr12" draw:text-style-name="P22" xml:id="id50" draw:id="id50" draw:layer="layout" svg:width="2.2cm" svg:height="1.5cm" svg:x="15.6cm" svg:y="10.2cm">
          <text:p text:style-name="P21"><text:span text:style-name="T6">0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9.4cm" svg:y="10.4cm">
          <draw:text-box>
            <text:p><text:span text:style-name="T2">NULL</text:span></text:p>
          </draw:text-box>
        </draw:frame>
        <draw:line draw:style-name="gr13" draw:text-style-name="P23" draw:layer="layout" svg:x1="17.8cm" svg:y1="10.909cm" svg:x2="19.6cm" svg:y2="10.909cm">
          <text:p/>
        </draw:line>
        <presentation:notes draw:style-name="dp1">
          <draw:page-thumbnail draw:style-name="gr10" draw:layer="layout" svg:width="19.798cm" svg:height="11.136cm" svg:x="0.6cm" svg:y="2.257cm" draw:page-number="4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7. Enfileirar elementos 6,8,0,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6" draw:layer="layout" svg:width="4.8cm" svg:height="1.04cm" svg:x="19.2cm" svg:y="7.27cm">
          <draw:text-box>
            <text:p><text:span text:style-name="T12">Tamanho = 3</text:span></text:p>
          </draw:text-box>
        </draw:frame>
        <draw:custom-shape draw:style-name="gr5" draw:text-style-name="P10" xml:id="id51" draw:id="id51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6_26" draw:style-name="gr65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9">fim ← novo;</text:span><text:span text:style-name="T9"><text:line-break/></text:span><text:span text:style-name="T8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3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draw:layer="layout" svg:width="2.2cm" svg:height="1.5cm" svg:x="11.6cm" svg:y="10.2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6.7cm" svg:y2="11.7cm" draw:start-shape="id51" draw:start-glue-point="1" draw:end-shape="id52" draw:end-glue-point="2" svg:d="M5500 12200h5050v1h6150v-501" svg:viewBox="0 0 11201 502">
          <text:p/>
        </draw:connector>
        <draw:custom-shape draw:style-name="gr12" draw:text-style-name="P22" xml:id="id52" draw:id="id52" draw:layer="layout" svg:width="2.2cm" svg:height="1.5cm" svg:x="15.6cm" svg:y="10.2cm">
          <text:p text:style-name="P21"><text:span text:style-name="T6">0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9.4cm" svg:y="10.4cm">
          <draw:text-box>
            <text:p><text:span text:style-name="T2">NULL</text:span></text:p>
          </draw:text-box>
        </draw:frame>
        <draw:line draw:style-name="gr13" draw:text-style-name="P23" draw:layer="layout" svg:x1="17.8cm" svg:y1="10.909cm" svg:x2="19.6cm" svg:y2="10.909cm">
          <text:p/>
        </draw:line>
        <presentation:notes draw:style-name="dp1">
          <draw:page-thumbnail draw:style-name="gr10" draw:layer="layout" svg:width="19.798cm" svg:height="11.136cm" svg:x="0.6cm" svg:y="2.257cm" draw:page-number="4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7. Enfileirar elementos 6,8,0,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3</text:span></text:p>
          </draw:text-box>
        </draw:frame>
        <draw:custom-shape draw:style-name="gr5" draw:text-style-name="P10" xml:id="id53" draw:id="id53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6_27" draw:style-name="gr66" draw:text-style-name="P20" draw:layer="layout" svg:width="8.279cm" svg:height="5.885cm" svg:x="19.021cm" svg:y="1.385cm">
          <text:p text:style-name="P18"><text:span text:style-name="T7">enque</text:span><text:span text:style-name="T7">ue(va</text:span><text:span text:style-name="T7">lor):</text:span></text:p>
          <text:p text:style-name="P19"><text:span text:style-name="T8">novo </text:span><text:span text:style-name="T8">← </text:span><text:span text:style-name="T8">criar</text:span><text:span text:style-name="T8">_noh(</text:span><text:span text:style-name="T8">valor</text:span><text:span text:style-name="T8">)</text:span><text:span text:style-name="T9">;</text:span><text:span text:style-name="T9"><text:line-break/></text:span><text:span text:style-name="T9">se </text:span><text:span text:style-name="T9">filaV</text:span><text:span text:style-name="T9">azia(</text:span><text:span text:style-name="T9">)</text:span><text:span text:style-name="T9"><text:line-break/></text:span><text:span text:style-name="T9">  </text:span><text:span text:style-name="T9">inici</text:span><text:span text:style-name="T9">o ← </text:span><text:span text:style-name="T9">novo; </text:span><text:span text:style-name="T9"><text:line-break/></text:span><text:span text:style-name="T9">senão</text:span><text:span text:style-name="T9"><text:line-break/></text:span><text:span text:style-name="T9">  </text:span><text:span text:style-name="T9">fim.p</text:span><text:span text:style-name="T9">roxim</text:span><text:span text:style-name="T9">o ← </text:span><text:span text:style-name="T9">novo;</text:span><text:span text:style-name="T9"><text:line-break/></text:span><text:span text:style-name="T9">fim ← </text:span><text:span text:style-name="T9">novo;</text:span><text:span text:style-name="T9"><text:line-break/></text:span><text:span text:style-name="T9">taman</text:span><text:span text:style-name="T9">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3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draw:layer="layout" svg:width="2.2cm" svg:height="1.5cm" svg:x="11.6cm" svg:y="10.2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6.7cm" svg:y2="11.7cm" draw:start-shape="id53" draw:start-glue-point="1" draw:end-shape="id54" draw:end-glue-point="2" svg:d="M5500 12200h5050v1h6150v-501" svg:viewBox="0 0 11201 502">
          <text:p/>
        </draw:connector>
        <draw:custom-shape draw:style-name="gr12" draw:text-style-name="P22" xml:id="id54" draw:id="id54" draw:layer="layout" svg:width="2.2cm" svg:height="1.5cm" svg:x="15.6cm" svg:y="10.2cm">
          <text:p text:style-name="P21"><text:span text:style-name="T6">0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9.4cm" svg:y="10.4cm">
          <draw:text-box>
            <text:p><text:span text:style-name="T2">NULL</text:span></text:p>
          </draw:text-box>
        </draw:frame>
        <draw:line draw:style-name="gr13" draw:text-style-name="P23" draw:layer="layout" svg:x1="17.8cm" svg:y1="10.909cm" svg:x2="19.6cm" svg:y2="10.909cm">
          <text:p/>
        </draw:line>
        <draw:custom-shape draw:style-name="gr12" draw:text-style-name="P22" draw:layer="layout" svg:width="2.2cm" svg:height="1.5cm" svg:x="7.7cm" svg:y="4.691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1.5cm" svg:y="4.891cm">
          <draw:text-box>
            <text:p><text:span text:style-name="T2">NULL</text:span></text:p>
          </draw:text-box>
        </draw:frame>
        <draw:line draw:style-name="gr13" draw:text-style-name="P23" draw:layer="layout" svg:x1="9.9cm" svg:y1="5.4cm" svg:x2="11.7cm" svg:y2="5.4cm">
          <text:p/>
        </draw:line>
        <presentation:notes draw:style-name="dp1">
          <draw:page-thumbnail draw:style-name="gr10" draw:layer="layout" svg:width="19.798cm" svg:height="11.136cm" svg:x="0.6cm" svg:y="2.257cm" draw:page-number="5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7. Enfileirar elementos 6,8,0,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3</text:span></text:p>
          </draw:text-box>
        </draw:frame>
        <draw:custom-shape draw:style-name="gr5" draw:text-style-name="P10" xml:id="id55" draw:id="id55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6_28" draw:style-name="gr67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8">senão</text:span><text:span text:style-name="T8"><text:line-break/></text:span><text:span text:style-name="T8">  fim.proximo ← novo;</text:span><text:span text:style-name="T9"><text:line-break/></text:span><text:span text:style-name="T9">fim ← novo;</text:span><text:span text:style-name="T9"><text:line-break/></text:span><text:span text:style-name="T9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3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draw:layer="layout" svg:width="2.2cm" svg:height="1.5cm" svg:x="11.6cm" svg:y="10.2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6.7cm" svg:y2="11.7cm" draw:start-shape="id55" draw:start-glue-point="1" draw:end-shape="id56" draw:end-glue-point="2" svg:d="M5500 12200h5050v1h6150v-501" svg:viewBox="0 0 11201 502">
          <text:p/>
        </draw:connector>
        <draw:custom-shape draw:style-name="gr12" draw:text-style-name="P22" xml:id="id56" draw:id="id56" draw:layer="layout" svg:width="2.2cm" svg:height="1.5cm" svg:x="15.6cm" svg:y="10.2cm">
          <text:p text:style-name="P21"><text:span text:style-name="T6">0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7.8cm" svg:y1="10.909cm" svg:x2="19.6cm" svg:y2="10.909cm">
          <text:p/>
        </draw:line>
        <draw:custom-shape draw:style-name="gr12" draw:text-style-name="P22" draw:layer="layout" svg:width="2.2cm" svg:height="1.5cm" svg:x="19.6cm" svg:y="10.2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23.4cm" svg:y="10.4cm">
          <draw:text-box>
            <text:p><text:span text:style-name="T2">NULL</text:span></text:p>
          </draw:text-box>
        </draw:frame>
        <draw:line draw:style-name="gr13" draw:text-style-name="P23" draw:layer="layout" svg:x1="21.8cm" svg:y1="10.909cm" svg:x2="23.6cm" svg:y2="10.909cm">
          <text:p/>
        </draw:line>
        <presentation:notes draw:style-name="dp1">
          <draw:page-thumbnail draw:style-name="gr10" draw:layer="layout" svg:width="19.798cm" svg:height="11.136cm" svg:x="0.6cm" svg:y="2.257cm" draw:page-number="5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7. Enfileirar elementos 6,8,0,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3</text:span></text:p>
          </draw:text-box>
        </draw:frame>
        <draw:custom-shape draw:style-name="gr5" draw:text-style-name="P10" xml:id="id57" draw:id="id57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6_29" draw:style-name="gr68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8">fim ← novo;</text:span><text:span text:style-name="T9"><text:line-break/></text:span><text:span text:style-name="T9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3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draw:layer="layout" svg:width="2.2cm" svg:height="1.5cm" svg:x="11.6cm" svg:y="10.2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20.7cm" svg:y2="11.7cm" draw:start-shape="id57" draw:start-glue-point="1" draw:end-shape="id58" draw:end-glue-point="2" svg:d="M5500 12200h7050v1h8150v-501" svg:viewBox="0 0 15201 502">
          <text:p/>
        </draw:connector>
        <draw:custom-shape draw:style-name="gr12" draw:text-style-name="P22" draw:layer="layout" svg:width="2.2cm" svg:height="1.5cm" svg:x="15.6cm" svg:y="10.2cm">
          <text:p text:style-name="P21"><text:span text:style-name="T6">0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7.8cm" svg:y1="10.909cm" svg:x2="19.6cm" svg:y2="10.909cm">
          <text:p/>
        </draw:line>
        <draw:custom-shape draw:style-name="gr12" draw:text-style-name="P22" xml:id="id58" draw:id="id58" draw:layer="layout" svg:width="2.2cm" svg:height="1.5cm" svg:x="19.6cm" svg:y="10.2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23.4cm" svg:y="10.4cm">
          <draw:text-box>
            <text:p><text:span text:style-name="T2">NULL</text:span></text:p>
          </draw:text-box>
        </draw:frame>
        <draw:line draw:style-name="gr13" draw:text-style-name="P23" draw:layer="layout" svg:x1="21.8cm" svg:y1="10.909cm" svg:x2="23.6cm" svg:y2="10.909cm">
          <text:p/>
        </draw:line>
        <presentation:notes draw:style-name="dp1">
          <draw:page-thumbnail draw:style-name="gr10" draw:layer="layout" svg:width="19.798cm" svg:height="11.136cm" svg:x="0.6cm" svg:y="2.257cm" draw:page-number="5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7. Enfileirar elementos 6,8,0,3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6" draw:layer="layout" svg:width="4.8cm" svg:height="1.04cm" svg:x="19.2cm" svg:y="7.27cm">
          <draw:text-box>
            <text:p text:style-name="P32"><text:span text:style-name="T12">Tamanho = 4</text:span></text:p>
          </draw:text-box>
        </draw:frame>
        <draw:custom-shape draw:style-name="gr5" draw:text-style-name="P10" xml:id="id59" draw:id="id59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6_30" draw:style-name="gr69" draw:text-style-name="P20" draw:layer="layout" svg:width="8.279cm" svg:height="5.885cm" svg:x="19.021cm" svg:y="1.385cm">
          <text:p text:style-name="P18"><text:span text:style-name="T7">enqueue(valor):</text:span></text:p>
          <text:p text:style-name="P19"><text:span text:style-name="T9">novo ← criar_noh(valor);</text:span><text:span text:style-name="T9"><text:line-break/></text:span><text:span text:style-name="T9">se filaVazia()</text:span><text:span text:style-name="T9"><text:line-break/></text:span><text:span text:style-name="T9">  inicio ← novo; </text:span><text:span text:style-name="T9"><text:line-break/></text:span><text:span text:style-name="T9">senão</text:span><text:span text:style-name="T9"><text:line-break/></text:span><text:span text:style-name="T9">  fim.proximo ← novo;</text:span><text:span text:style-name="T9"><text:line-break/></text:span><text:span text:style-name="T9">fim ← novo;</text:span><text:span text:style-name="T9"><text:line-break/></text:span><text:span text:style-name="T8">tamanho++;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2.2cm" svg:height="1.5cm" svg:x="7.6cm" svg:y="10.3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draw:layer="layout" svg:width="2.2cm" svg:height="1.5cm" svg:x="11.6cm" svg:y="10.2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20.7cm" svg:y2="11.7cm" draw:start-shape="id59" draw:start-glue-point="1" draw:end-shape="id60" draw:end-glue-point="2" svg:d="M5500 12200h7050v1h8150v-501" svg:viewBox="0 0 15201 502">
          <text:p/>
        </draw:connector>
        <draw:custom-shape draw:style-name="gr12" draw:text-style-name="P22" draw:layer="layout" svg:width="2.2cm" svg:height="1.5cm" svg:x="15.6cm" svg:y="10.2cm">
          <text:p text:style-name="P21"><text:span text:style-name="T6">0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7.8cm" svg:y1="10.909cm" svg:x2="19.6cm" svg:y2="10.909cm">
          <text:p/>
        </draw:line>
        <draw:custom-shape draw:style-name="gr12" draw:text-style-name="P22" xml:id="id60" draw:id="id60" draw:layer="layout" svg:width="2.2cm" svg:height="1.5cm" svg:x="19.6cm" svg:y="10.2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23.4cm" svg:y="10.4cm">
          <draw:text-box>
            <text:p><text:span text:style-name="T2">NULL</text:span></text:p>
          </draw:text-box>
        </draw:frame>
        <draw:line draw:style-name="gr13" draw:text-style-name="P23" draw:layer="layout" svg:x1="21.8cm" svg:y1="10.909cm" svg:x2="23.6cm" svg:y2="10.909cm">
          <text:p/>
        </draw:line>
        <presentation:notes draw:style-name="dp1">
          <draw:page-thumbnail draw:style-name="gr10" draw:layer="layout" svg:width="19.798cm" svg:height="11.136cm" svg:x="0.6cm" svg:y="2.257cm" draw:page-number="5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8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4</text:span></text:p>
          </draw:text-box>
        </draw:frame>
        <draw:custom-shape draw:style-name="gr5" draw:text-style-name="P10" xml:id="id61" draw:id="id61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6cm" svg:y="10.3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draw:layer="layout" svg:width="2.2cm" svg:height="1.5cm" svg:x="11.6cm" svg:y="10.2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20.7cm" svg:y2="11.7cm" draw:start-shape="id61" draw:start-glue-point="1" draw:end-shape="id62" draw:end-glue-point="2" svg:d="M5500 12200h7050v1h8150v-501" svg:viewBox="0 0 15201 502">
          <text:p/>
        </draw:connector>
        <draw:custom-shape draw:style-name="gr12" draw:text-style-name="P22" draw:layer="layout" svg:width="2.2cm" svg:height="1.5cm" svg:x="15.6cm" svg:y="10.2cm">
          <text:p text:style-name="P21"><text:span text:style-name="T6">0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7.8cm" svg:y1="10.909cm" svg:x2="19.6cm" svg:y2="10.909cm">
          <text:p/>
        </draw:line>
        <draw:custom-shape draw:style-name="gr12" draw:text-style-name="P22" xml:id="id62" draw:id="id62" draw:layer="layout" svg:width="2.2cm" svg:height="1.5cm" svg:x="19.6cm" svg:y="10.2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23.4cm" svg:y="10.4cm">
          <draw:text-box>
            <text:p><text:span text:style-name="T2">NULL</text:span></text:p>
          </draw:text-box>
        </draw:frame>
        <draw:line draw:style-name="gr13" draw:text-style-name="P23" draw:layer="layout" svg:x1="21.8cm" svg:y1="10.909cm" svg:x2="23.6cm" svg:y2="10.909cm">
          <text:p/>
        </draw:line>
        <draw:custom-shape draw:style-name="gr12" draw:text-style-name="P22" draw:layer="layout" svg:width="2.2cm" svg:height="1.5cm" svg:x="7.6cm" svg:y="4.9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custom-shape draw:name="CaixaDeTexto 20_19" draw:style-name="gr70" draw:text-style-name="P31" draw:layer="layout" svg:width="9.277cm" svg:height="5.887cm" svg:x="19.223cm" svg:y="1.513cm">
          <text:p text:style-name="P29"><text:span text:style-name="T13">dequeue():</text:span></text:p>
          <text:p text:style-name="P30"><text:span text:style-name="T14">aux ← inicio;</text:span><text:span text:style-name="T15"><text:line-break/></text:span><text:span text:style-name="T16">dado ← aux.valor;</text:span><text:span text:style-name="T16"><text:line-break/></text:span><text:span text:style-name="T16">inicio ← aux.proximo;</text:span><text:span text:style-name="T16"><text:line-break/></text:span><text:span text:style-name="T16">apagar(aux);</text:span><text:span text:style-name="T16"><text:line-break/></text:span><text:span text:style-name="T16">tamanho--;</text:span><text:span text:style-name="T16"><text:line-break/></text:span><text:span text:style-name="T16">se filaVazia() </text:span><text:span text:style-name="T16"><text:line-break/></text:span><text:span text:style-name="T16"><text:tab/></text:span><text:span text:style-name="T16">fim ← 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35" draw:layer="layout" svg:x1="8.7cm" svg:y1="6.4cm" svg:x2="8.7cm" svg:y2="10.3cm">
          <text:p/>
        </draw:line>
        <presentation:notes draw:style-name="dp1">
          <draw:page-thumbnail draw:style-name="gr10" draw:layer="layout" svg:width="19.798cm" svg:height="11.136cm" svg:x="0.6cm" svg:y="2.257cm" draw:page-number="5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8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4</text:span></text:p>
          </draw:text-box>
        </draw:frame>
        <draw:custom-shape draw:style-name="gr5" draw:text-style-name="P10" xml:id="id63" draw:id="id63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6cm" svg:y="10.3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1cm" svg:x2="11.6cm" svg:y2="11cm">
          <text:p/>
        </draw:line>
        <draw:custom-shape draw:style-name="gr12" draw:text-style-name="P22" draw:layer="layout" svg:width="2.2cm" svg:height="1.5cm" svg:x="11.6cm" svg:y="10.2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3.8cm" svg:y1="10.909cm" svg:x2="15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20.7cm" svg:y2="11.7cm" draw:start-shape="id63" draw:start-glue-point="1" draw:end-shape="id64" draw:end-glue-point="2" svg:d="M5500 12200h7050v1h8150v-501" svg:viewBox="0 0 15201 502">
          <text:p/>
        </draw:connector>
        <draw:custom-shape draw:style-name="gr12" draw:text-style-name="P22" draw:layer="layout" svg:width="2.2cm" svg:height="1.5cm" svg:x="15.6cm" svg:y="10.2cm">
          <text:p text:style-name="P21"><text:span text:style-name="T6">0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7.8cm" svg:y1="10.909cm" svg:x2="19.6cm" svg:y2="10.909cm">
          <text:p/>
        </draw:line>
        <draw:custom-shape draw:style-name="gr12" draw:text-style-name="P22" xml:id="id64" draw:id="id64" draw:layer="layout" svg:width="2.2cm" svg:height="1.5cm" svg:x="19.6cm" svg:y="10.2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23.4cm" svg:y="10.4cm">
          <draw:text-box>
            <text:p><text:span text:style-name="T2">NULL</text:span></text:p>
          </draw:text-box>
        </draw:frame>
        <draw:line draw:style-name="gr13" draw:text-style-name="P23" draw:layer="layout" svg:x1="21.8cm" svg:y1="10.909cm" svg:x2="23.6cm" svg:y2="10.909cm">
          <text:p/>
        </draw:line>
        <draw:custom-shape draw:style-name="gr12" draw:text-style-name="P22" draw:layer="layout" svg:width="2.2cm" svg:height="1.5cm" svg:x="7.6cm" svg:y="4.9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custom-shape draw:name="CaixaDeTexto 20_20" draw:style-name="gr71" draw:text-style-name="P31" draw:layer="layout" svg:width="9.277cm" svg:height="5.887cm" svg:x="19.223cm" svg:y="1.513cm">
          <text:p text:style-name="P29"><text:span text:style-name="T13">deque</text:span><text:span text:style-name="T13">ue():</text:span></text:p>
          <text:p text:style-name="P30"><text:span text:style-name="T16">aux ← </text:span><text:span text:style-name="T16">inici</text:span><text:span text:style-name="T16">o;</text:span><text:span text:style-name="T15"><text:line-break/></text:span><text:span text:style-name="T14">dado </text:span><text:span text:style-name="T14">← </text:span><text:span text:style-name="T14">aux.v</text:span><text:span text:style-name="T14">alor;</text:span><text:span text:style-name="T16"><text:line-break/></text:span><text:span text:style-name="T16">inici</text:span><text:span text:style-name="T16">o ← </text:span><text:span text:style-name="T16">aux.p</text:span><text:span text:style-name="T16">roxim</text:span><text:span text:style-name="T16">o;</text:span><text:span text:style-name="T16"><text:line-break/></text:span><text:span text:style-name="T16">apaga</text:span><text:span text:style-name="T16">r(aux</text:span><text:span text:style-name="T16">);</text:span><text:span text:style-name="T16"><text:line-break/></text:span><text:span text:style-name="T16">taman</text:span><text:span text:style-name="T16">ho--;</text:span><text:span text:style-name="T16"><text:line-break/></text:span><text:span text:style-name="T16">se </text:span><text:span text:style-name="T16">filaV</text:span><text:span text:style-name="T16">azia(</text:span><text:span text:style-name="T16">) </text:span><text:span text:style-name="T16"><text:line-break/></text:span><text:span text:style-name="T16"><text:tab/></text:span><text:span text:style-name="T16">fim ← </text:span><text:span text:style-name="T16">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35" draw:layer="layout" svg:x1="8.7cm" svg:y1="6.4cm" svg:x2="8.7cm" svg:y2="10.3cm">
          <text:p/>
        </draw:line>
        <draw:frame draw:style-name="gr36" draw:text-style-name="P33" draw:layer="layout" svg:width="3.599cm" svg:height="1.673cm" svg:x="7.101cm" svg:y="4.101cm">
          <draw:text-box>
            <text:p text:style-name="P32"><text:span text:style-name="T17">Dado = 6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5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8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19.2cm" svg:y="7.27cm">
          <draw:text-box>
            <text:p text:style-name="P28"><text:span text:style-name="T11">Tamanho = 4</text:span></text:p>
          </draw:text-box>
        </draw:frame>
        <draw:custom-shape draw:style-name="gr5" draw:text-style-name="P10" xml:id="id65" draw:id="id65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6cm" svg:y="8cm">
          <text:p text:style-name="P21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2.2cm" svg:height="1.5cm" svg:x="7.6cm" svg:y="10.2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0.909cm" svg:x2="11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6.7cm" svg:y2="11.7cm" draw:start-shape="id65" draw:start-glue-point="1" draw:end-shape="id66" draw:end-glue-point="2" svg:d="M5500 12200h5050v1h6150v-501" svg:viewBox="0 0 11201 502">
          <text:p/>
        </draw:connector>
        <draw:custom-shape draw:style-name="gr12" draw:text-style-name="P22" draw:layer="layout" svg:width="2.2cm" svg:height="1.5cm" svg:x="11.6cm" svg:y="10.2cm">
          <text:p text:style-name="P21"><text:span text:style-name="T6">0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3.8cm" svg:y1="10.909cm" svg:x2="15.6cm" svg:y2="10.909cm">
          <text:p/>
        </draw:line>
        <draw:custom-shape draw:style-name="gr12" draw:text-style-name="P22" xml:id="id66" draw:id="id66" draw:layer="layout" svg:width="2.2cm" svg:height="1.5cm" svg:x="15.6cm" svg:y="10.2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9.4cm" svg:y="10.4cm">
          <draw:text-box>
            <text:p><text:span text:style-name="T2">NULL</text:span></text:p>
          </draw:text-box>
        </draw:frame>
        <draw:line draw:style-name="gr13" draw:text-style-name="P23" draw:layer="layout" svg:x1="17.8cm" svg:y1="10.909cm" svg:x2="19.6cm" svg:y2="10.909cm">
          <text:p/>
        </draw:line>
        <draw:custom-shape draw:style-name="gr12" draw:text-style-name="P22" draw:layer="layout" svg:width="2.2cm" svg:height="1.5cm" svg:x="7.6cm" svg:y="4.9cm">
          <text:p text:style-name="P21"><text:span text:style-name="T6">AUX</text:span></text:p>
          <draw:enhanced-geometry svg:viewBox="0 0 21600 21600" draw:type="rectangle" draw:enhanced-path="M 0 0 L 21600 0 21600 21600 0 21600 0 0 Z N"/>
        </draw:custom-shape>
        <draw:custom-shape draw:name="CaixaDeTexto 20_21" draw:style-name="gr72" draw:text-style-name="P31" draw:layer="layout" svg:width="9.277cm" svg:height="5.887cm" svg:x="19.223cm" svg:y="1.513cm">
          <text:p text:style-name="P29"><text:span text:style-name="T13">deque</text:span><text:span text:style-name="T13">ue():</text:span></text:p>
          <text:p text:style-name="P30"><text:span text:style-name="T16">aux ← </text:span><text:span text:style-name="T16">inici</text:span><text:span text:style-name="T16">o;</text:span><text:span text:style-name="T15"><text:line-break/></text:span><text:span text:style-name="T16">dado </text:span><text:span text:style-name="T16">← </text:span><text:span text:style-name="T16">aux.v</text:span><text:span text:style-name="T16">alor;</text:span><text:span text:style-name="T16"><text:line-break/></text:span><text:span text:style-name="T16">inici</text:span><text:span text:style-name="T16">o ← </text:span><text:span text:style-name="T16">aux.p</text:span><text:span text:style-name="T16">roxim</text:span><text:span text:style-name="T16">o;</text:span><text:span text:style-name="T16"><text:line-break/></text:span><text:span text:style-name="T14">apaga</text:span><text:span text:style-name="T14">r(aux</text:span><text:span text:style-name="T14">);</text:span><text:span text:style-name="T16"><text:line-break/></text:span><text:span text:style-name="T16">taman</text:span><text:span text:style-name="T16">ho--;</text:span><text:span text:style-name="T16"><text:line-break/></text:span><text:span text:style-name="T16">se </text:span><text:span text:style-name="T16">filaV</text:span><text:span text:style-name="T16">azia(</text:span><text:span text:style-name="T16">) </text:span><text:span text:style-name="T16"><text:line-break/></text:span><text:span text:style-name="T16"><text:tab/></text:span><text:span text:style-name="T16">fim ← </text:span><text:span text:style-name="T16">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35" draw:layer="layout" svg:x1="8.7cm" svg:y1="6.4cm" svg:x2="8.7cm" svg:y2="8cm">
          <text:p/>
        </draw:line>
        <draw:frame draw:style-name="gr36" draw:text-style-name="P33" draw:layer="layout" svg:width="3.599cm" svg:height="1.673cm" svg:x="7.101cm" svg:y="4.101cm">
          <draw:text-box>
            <text:p text:style-name="P32"><text:span text:style-name="T17">Dado = 6</text:span></text:p>
          </draw:text-box>
        </draw:frame>
        <draw:frame draw:style-name="gr32" draw:text-style-name="P34" draw:layer="layout" svg:width="2.386cm" svg:height="3.406cm" svg:x="7.5cm" svg:y="7.1cm">
          <draw:text-box>
            <text:p><text:span text:style-name="T18">X</text:span></text:p>
          </draw:text-box>
        </draw:frame>
        <presentation:notes draw:style-name="dp1">
          <draw:page-thumbnail draw:style-name="gr10" draw:layer="layout" svg:width="19.798cm" svg:height="11.136cm" svg:x="0.6cm" svg:y="2.257cm" draw:page-number="5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8. Desenfileirar</text:span></text:p>
          </draw:text-box>
        </draw:frame>
        <draw:custom-shape draw:style-name="gr4" draw:text-style-name="P8" draw:layer="layout" svg:width="4.4cm" svg:height="2.4cm" svg:x="1.3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3.1cm" svg:y="10.8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1.3cm" svg:y="11.162cm">
          <draw:text-box>
            <text:p><text:span text:style-name="T4">FILA</text:span></text:p>
          </draw:text-box>
        </draw:frame>
        <draw:frame draw:style-name="gr7" draw:text-style-name="P26" draw:layer="layout" svg:width="4.8cm" svg:height="1.04cm" svg:x="19.2cm" svg:y="7.27cm">
          <draw:text-box>
            <text:p text:style-name="P32"><text:span text:style-name="T12">Tamanho = 3</text:span></text:p>
          </draw:text-box>
        </draw:frame>
        <draw:custom-shape draw:style-name="gr5" draw:text-style-name="P10" xml:id="id67" draw:id="id67" draw:layer="layout" svg:width="2.4cm" svg:height="0.6cm" svg:x="3.1cm" svg:y="11.9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7.6cm" svg:y="10.2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9.8cm" svg:y1="10.909cm" svg:x2="11.6cm" svg:y2="10.909cm">
          <text:p/>
        </draw:line>
        <draw:line draw:style-name="gr13" draw:text-style-name="P23" draw:layer="layout" svg:x1="5.5cm" svg:y1="11.2cm" svg:x2="7.6cm" svg:y2="11.2cm">
          <text:p/>
        </draw:line>
        <draw:connector draw:style-name="gr20" draw:text-style-name="P27" draw:layer="layout" svg:x1="5.5cm" svg:y1="12.2cm" svg:x2="16.7cm" svg:y2="11.7cm" draw:start-shape="id67" draw:start-glue-point="1" draw:end-shape="id68" draw:end-glue-point="2" svg:d="M5500 12200h5050v1h6150v-501" svg:viewBox="0 0 11201 502">
          <text:p/>
        </draw:connector>
        <draw:custom-shape draw:style-name="gr12" draw:text-style-name="P22" draw:layer="layout" svg:width="2.2cm" svg:height="1.5cm" svg:x="11.6cm" svg:y="10.2cm">
          <text:p text:style-name="P21"><text:span text:style-name="T6">0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3.8cm" svg:y1="10.909cm" svg:x2="15.6cm" svg:y2="10.909cm">
          <text:p/>
        </draw:line>
        <draw:custom-shape draw:style-name="gr12" draw:text-style-name="P22" xml:id="id68" draw:id="id68" draw:layer="layout" svg:width="2.2cm" svg:height="1.5cm" svg:x="15.6cm" svg:y="10.2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19.4cm" svg:y="10.4cm">
          <draw:text-box>
            <text:p><text:span text:style-name="T2">NULL</text:span></text:p>
          </draw:text-box>
        </draw:frame>
        <draw:line draw:style-name="gr13" draw:text-style-name="P23" draw:layer="layout" svg:x1="17.8cm" svg:y1="10.909cm" svg:x2="19.6cm" svg:y2="10.909cm">
          <text:p/>
        </draw:line>
        <draw:custom-shape draw:name="CaixaDeTexto 20_22" draw:style-name="gr73" draw:text-style-name="P31" draw:layer="layout" svg:width="9.277cm" svg:height="5.887cm" svg:x="19.223cm" svg:y="1.513cm">
          <text:p text:style-name="P29"><text:span text:style-name="T13">deque</text:span><text:span text:style-name="T13">ue():</text:span></text:p>
          <text:p text:style-name="P30"><text:span text:style-name="T16">aux ← </text:span><text:span text:style-name="T16">inici</text:span><text:span text:style-name="T16">o;</text:span><text:span text:style-name="T15"><text:line-break/></text:span><text:span text:style-name="T16">dado </text:span><text:span text:style-name="T16">← </text:span><text:span text:style-name="T16">aux.v</text:span><text:span text:style-name="T16">alor;</text:span><text:span text:style-name="T16"><text:line-break/></text:span><text:span text:style-name="T16">inici</text:span><text:span text:style-name="T16">o ← </text:span><text:span text:style-name="T16">aux.p</text:span><text:span text:style-name="T16">roxim</text:span><text:span text:style-name="T16">o;</text:span><text:span text:style-name="T16"><text:line-break/></text:span><text:span text:style-name="T16">apaga</text:span><text:span text:style-name="T16">r(aux</text:span><text:span text:style-name="T16">);</text:span><text:span text:style-name="T16"><text:line-break/></text:span><text:span text:style-name="T14">taman</text:span><text:span text:style-name="T14">ho--;</text:span><text:span text:style-name="T16"><text:line-break/></text:span><text:span text:style-name="T16">se </text:span><text:span text:style-name="T16">filaV</text:span><text:span text:style-name="T16">azia(</text:span><text:span text:style-name="T16">) </text:span><text:span text:style-name="T16"><text:line-break/></text:span><text:span text:style-name="T16"><text:tab/></text:span><text:span text:style-name="T16">fim ← </text:span><text:span text:style-name="T16">nulo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10" draw:layer="layout" svg:width="19.798cm" svg:height="11.136cm" svg:x="0.6cm" svg:y="2.257cm" draw:page-number="5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0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6">Fil</text:span><text:span text:style-name="T6">a </text:span><text:span text:style-name="T6">res</text:span><text:span text:style-name="T6">ult</text:span><text:span text:style-name="T6">ant</text:span><text:span text:style-name="T6">e</text:span></text:p>
          </draw:text-box>
        </draw:frame>
        <draw:custom-shape draw:style-name="gr4" draw:text-style-name="P8" draw:layer="layout" svg:width="4.4cm" svg:height="2.4cm" svg:x="2.7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4cm" svg:height="0.6cm" svg:x="4.5cm" svg:y="7.6cm">
          <text:p text:style-name="P9">inicio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cm" svg:height="1.038cm" svg:x="2.7cm" svg:y="7.962cm">
          <draw:text-box>
            <text:p><text:span text:style-name="T4">FILA</text:span></text:p>
          </draw:text-box>
        </draw:frame>
        <draw:frame draw:style-name="gr7" draw:text-style-name="P25" draw:layer="layout" svg:width="4.8cm" svg:height="1.04cm" svg:x="7.4cm" svg:y="1.5cm">
          <draw:text-box>
            <text:p text:style-name="P28"><text:span text:style-name="T11">Ta</text:span><text:span text:style-name="T11">ma</text:span><text:span text:style-name="T11">nho </text:span><text:span text:style-name="T11">= 3</text:span></text:p>
          </draw:text-box>
        </draw:frame>
        <draw:custom-shape draw:style-name="gr5" draw:text-style-name="P10" xml:id="id69" draw:id="id69" draw:layer="layout" svg:width="2.4cm" svg:height="0.6cm" svg:x="4.5cm" svg:y="8.7cm">
          <text:p text:style-name="P9">fi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draw:layer="layout" svg:width="2.2cm" svg:height="1.5cm" svg:x="9cm" svg:y="7cm">
          <text:p text:style-name="P21"><text:span text:style-name="T6">8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1.2cm" svg:y1="7.709cm" svg:x2="13cm" svg:y2="7.709cm">
          <text:p/>
        </draw:line>
        <draw:line draw:style-name="gr13" draw:text-style-name="P23" draw:layer="layout" svg:x1="6.9cm" svg:y1="8cm" svg:x2="9cm" svg:y2="8cm">
          <text:p/>
        </draw:line>
        <draw:connector draw:style-name="gr20" draw:text-style-name="P27" draw:layer="layout" svg:x1="6.9cm" svg:y1="9cm" svg:x2="18.1cm" svg:y2="8.5cm" draw:start-shape="id69" draw:start-glue-point="1" draw:end-shape="id70" draw:end-glue-point="2" svg:d="M6900 9000h5050v1h6150v-501" svg:viewBox="0 0 11201 502">
          <text:p/>
        </draw:connector>
        <draw:custom-shape draw:style-name="gr12" draw:text-style-name="P22" draw:layer="layout" svg:width="2.2cm" svg:height="1.5cm" svg:x="13cm" svg:y="7cm">
          <text:p text:style-name="P21"><text:span text:style-name="T6">0</text:span></text:p>
          <draw:enhanced-geometry svg:viewBox="0 0 21600 21600" draw:type="rectangle" draw:enhanced-path="M 0 0 L 21600 0 21600 21600 0 21600 0 0 Z N"/>
        </draw:custom-shape>
        <draw:line draw:style-name="gr13" draw:text-style-name="P23" draw:layer="layout" svg:x1="15.2cm" svg:y1="7.709cm" svg:x2="17cm" svg:y2="7.709cm">
          <text:p/>
        </draw:line>
        <draw:custom-shape draw:style-name="gr12" draw:text-style-name="P22" xml:id="id70" draw:id="id70" draw:layer="layout" svg:width="2.2cm" svg:height="1.5cm" svg:x="17cm" svg:y="7cm">
          <text:p text:style-name="P21"><text:span text:style-name="T6">3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309cm" svg:x="20.8cm" svg:y="7.2cm">
          <draw:text-box>
            <text:p><text:span text:style-name="T2">NULL</text:span></text:p>
          </draw:text-box>
        </draw:frame>
        <draw:line draw:style-name="gr13" draw:text-style-name="P23" draw:layer="layout" svg:x1="19.2cm" svg:y1="7.709cm" svg:x2="21cm" svg:y2="7.709cm">
          <text:p/>
        </draw:line>
        <presentation:notes draw:style-name="dp1">
          <draw:page-thumbnail draw:style-name="gr10" draw:layer="layout" svg:width="19.798cm" svg:height="11.136cm" svg:x="0.6cm" svg:y="2.257cm" draw:page-number="5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,1" svg:font-family="'Times,'" style:font-family-generic="roman"/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," svg:font-family="'Times,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5:29:55.197313541</meta:creation-date>
    <dc:date>2021-09-08T17:45:11.957274039</dc:date>
    <meta:editing-duration>PT33M16S</meta:editing-duration>
    <meta:editing-cycles>5</meta:editing-cycles>
    <meta:generator>LibreOffice/6.4.7.2$Linux_X86_64 LibreOffice_project/40$Build-2</meta:generator>
    <meta:document-statistic meta:object-count="1016"/>
  </office:meta>
</office:document-meta>
</file>